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Tahoma2" svg:font-family="Tahoma"/>
    <style:font-face style:name="Bitstream Vera Sans1" svg:font-family="'Bitstream Vera Sans'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8" svg:font-family="'Bitstream Vera Sans'" style:font-pitch="variable"/>
    <style:font-face style:name="Lucida Sans Unicode" svg:font-family="'Lucida Sans Unicode'" style:font-pitch="variable"/>
    <style:font-face style:name="Mangal2" svg:font-family="Mangal" style:font-pitch="variable"/>
    <style:font-face style:name="SimSun2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OpenSymbol4" svg:font-family="OpenSymbol" style:font-adornments="Roman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6cm" table:align="left"/>
    </style:style>
    <style:style style:name="Tableau1.A" style:family="table-column">
      <style:table-column-properties style:column-width="1.829cm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bottom" fo:padding-left="0cm" fo:padding-right="0cm" fo:padding-top="0.199cm" fo:padding-bottom="0cm" fo:border-left="0.6pt solid #d7e12c" fo:border-right="none" fo:border-top="0.6pt solid #d7e12c" fo:border-bottom="0.6pt solid #d7e12c"/>
    </style:style>
    <style:style style:name="Tableau1.E1" style:family="table-cell">
      <style:table-cell-properties style:vertical-align="bottom" fo:padding-left="0cm" fo:padding-right="0cm" fo:padding-top="0.199cm" fo:padding-bottom="0cm" fo:border="0.6pt solid #d7e12c"/>
    </style:style>
    <style:style style:name="Tableau2" style:family="table">
      <style:table-properties style:width="9.146cm" table:align="left"/>
    </style:style>
    <style:style style:name="Tableau2.A" style:family="table-column">
      <style:table-column-properties style:column-width="1.82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bottom" fo:padding-left="0cm" fo:padding-right="0cm" fo:padding-top="0cm" fo:padding-bottom="0.101cm" fo:border-left="0.6pt solid #d7e12c" fo:border-right="none" fo:border-top="0.6pt solid #d7e12c" fo:border-bottom="0.6pt solid #d7e12c"/>
    </style:style>
    <style:style style:name="Tableau2.E1" style:family="table-cell">
      <style:table-cell-properties style:vertical-align="bottom" fo:padding-left="0cm" fo:padding-right="0cm" fo:padding-top="0cm" fo:padding-bottom="0.101cm" fo:border="0.6pt solid #d7e12c"/>
    </style:style>
    <style:style style:name="Tableau3" style:family="table">
      <style:table-properties style:width="8.998cm" table:align="left"/>
    </style:style>
    <style:style style:name="Tableau3.A" style:family="table-column">
      <style:table-column-properties style:column-width="1.803cm"/>
    </style:style>
    <style:style style:name="Tableau3.B" style:family="table-column">
      <style:table-column-properties style:column-width="1.799cm"/>
    </style:style>
    <style:style style:name="Tableau3.E" style:family="table-column">
      <style:table-column-properties style:column-width="1.797cm"/>
    </style:style>
    <style:style style:name="Tableau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E2" style:family="table-cell" style:data-style-name="N0">
      <style:table-cell-properties style:vertical-align="middle" fo:background-color="transparent" fo:padding="0cm" fo:border="none">
        <style:background-image/>
      </style:table-cell-properties>
    </style:style>
    <style:style style:name="Tableau3.D3" style:family="table-cell" style:data-style-name="N3">
      <style:table-cell-properties style:vertical-align="middle" fo:background-color="transparent" fo:padding="0cm" fo:border="none">
        <style:background-image/>
      </style:table-cell-properties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2.288cm" style:rel-column-width="16383*"/>
    </style:style>
    <style:style style:name="Tableau4.B" style:family="table-column">
      <style:table-column-properties style:column-width="1.143cm" style:rel-column-width="8191*"/>
    </style:style>
    <style:style style:name="Tableau4.G" style:family="table-column">
      <style:table-column-properties style:column-width="1.145cm" style:rel-column-width="8197*"/>
    </style:style>
    <style:style style:name="Tableau4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4.D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4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4.F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4.G1" style:family="table-cell" style:data-style-name="N0">
      <style:table-cell-properties style:vertical-align="middle" fo:padding="0.101cm" fo:border="0.5pt solid #000000"/>
    </style:style>
    <style:style style:name="Tableau4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4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4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4.F2" style:family="table-cell" style:data-style-name="N0">
      <style:table-cell-properties style:vertical-align="middle" fo:padding="0.101cm" fo:border-left="0.5pt solid #000000" fo:border-right="none" fo:border-top="none" fo:border-bottom="0.5pt solid #000000"/>
    </style:style>
    <style:style style:name="Tableau4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467047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left="0cm" fo:margin-right="0cm" fo:margin-top="0.199cm" fo:margin-bottom="0.199cm" loext:contextual-spacing="false" fo:text-indent="0cm" style:auto-text-indent="false" style:shadow="none"/>
      <style:text-properties style:font-name="Bitstream Vera Sans3" fo:font-size="10pt" officeooo:paragraph-rsid="00467047" style:font-size-asian="10pt" style:font-size-complex="10pt"/>
    </style:style>
    <style:style style:name="P27" style:family="paragraph" style:parent-style-name="_5f_Paragraphe_20_livret">
      <style:paragraph-properties fo:margin-top="0cm" fo:margin-bottom="0.101cm" loext:contextual-spacing="false"/>
      <style:text-properties officeooo:paragraph-rsid="00467047"/>
    </style:style>
    <style:style style:name="P28" style:family="paragraph" style:parent-style-name="FILET_5f_POINTILLES">
      <style:paragraph-properties fo:margin-top="0cm" fo:margin-bottom="0cm" loext:contextual-spacing="false" style:line-height-at-least="0.7cm" style:shadow="none"/>
      <style:text-properties style:font-name="Bitstream Vera Sans8" fo:font-size="10pt" fo:font-style="normal" officeooo:paragraph-rsid="00467047" style:font-size-asian="10pt" style:font-style-asian="normal" style:font-size-complex="10pt" style:font-style-complex="normal"/>
    </style:style>
    <style:style style:name="P29" style:family="paragraph" style:parent-style-name="FILET_5f_POINTILLES">
      <style:paragraph-properties fo:margin-top="0cm" fo:margin-bottom="0cm" loext:contextual-spacing="false" style:line-height-at-least="0.7cm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8" fo:font-size="10pt" fo:font-style="normal" officeooo:paragraph-rsid="0047b6c2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10pt" officeooo:paragraph-rsid="00467047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paragraph-rsid="00467047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467047" style:font-size-asian="9pt" style:font-size-complex="9pt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46704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 fo:padding="0.101cm" fo:border="none"/>
      <style:text-properties officeooo:paragraph-rsid="0046704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 fo:padding="0.101cm" fo:border="none"/>
      <style:text-properties fo:font-size="9pt" fo:font-style="normal" officeooo:paragraph-rsid="00467047" style:font-size-asian="9pt" style:font-style-asian="normal" style:font-size-complex="9pt" style:font-style-complex="normal" loext:padding="0.101cm" loext:border="none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fo:color="#b3b3b3" style:font-name="Bitstream Vera Sans3" fo:font-size="10pt" officeooo:paragraph-rsid="00467047" style:font-size-asian="10pt" style:font-size-complex="10pt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_5f_Paragraphe_20_livret">
      <style:text-properties officeooo:paragraph-rsid="00467047"/>
    </style:style>
    <style:style style:name="P40" style:family="paragraph" style:parent-style-name="_5f_Paragraphe_20_livret">
      <loext:graphic-properties draw:fill="none"/>
      <style:paragraph-properties fo:margin-left="0cm" fo:margin-right="2.499cm" fo:margin-top="0.101cm" fo:margin-bottom="0cm" loext:contextual-spacing="false" fo:text-align="justify" style:justify-single-word="false" fo:text-indent="0cm" style:auto-text-indent="false" fo:background-color="transparent"/>
      <style:text-properties officeooo:paragraph-rsid="00467047"/>
    </style:style>
    <style:style style:name="P41" style:family="paragraph" style:parent-style-name="_5f_Paragraphe_20_livret" style:master-page-name="">
      <loext:graphic-properties draw:fill="none"/>
      <style:paragraph-properties fo:margin-left="0cm" fo:margin-right="2.499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467047"/>
    </style:style>
    <style:style style:name="P42" style:family="paragraph" style:parent-style-name="_5f_Paragraphe_20_livret">
      <loext:graphic-properties draw:fill="none"/>
      <style:paragraph-properties fo:margin-left="0cm" fo:margin-right="2.499cm" fo:margin-top="0cm" fo:margin-bottom="0.101cm" loext:contextual-spacing="false" fo:text-align="justify" style:justify-single-word="false" fo:text-indent="0cm" style:auto-text-indent="false" fo:background-color="transparent"/>
      <style:text-properties officeooo:paragraph-rsid="00467047"/>
    </style:style>
    <style:style style:name="P43" style:family="paragraph" style:parent-style-name="_5f_Paragraphe_20_livret">
      <loext:graphic-properties draw:fill="none"/>
      <style:paragraph-properties fo:margin-left="0cm" fo:margin-right="2.499cm" fo:margin-top="0.101cm" fo:margin-bottom="0.101cm" loext:contextual-spacing="false" fo:text-align="justify" style:justify-single-word="false" fo:text-indent="0cm" style:auto-text-indent="false" fo:background-color="transparent"/>
      <style:text-properties officeooo:paragraph-rsid="00467047"/>
    </style:style>
    <style:style style:name="P44" style:family="paragraph" style:parent-style-name="_5f_Paragraphe_20_livret">
      <loext:graphic-properties draw:fill="none"/>
      <style:paragraph-properties fo:margin-left="0cm" fo:margin-right="2.499cm" fo:margin-top="0.101cm" fo:margin-bottom="0.101cm" loext:contextual-spacing="false" fo:text-align="justify" style:justify-single-word="false" fo:text-indent="0cm" style:auto-text-indent="false" fo:background-color="transparent"/>
      <style:text-properties fo:letter-spacing="-0.018cm" officeooo:paragraph-rsid="00467047"/>
    </style:style>
    <style:style style:name="P45" style:family="paragraph" style:parent-style-name="_5f_Paragraphe_20_livret_20_réponse_20_élève">
      <style:paragraph-properties style:line-height-at-least="0.7cm"/>
      <style:text-properties officeooo:paragraph-rsid="00467047"/>
    </style:style>
    <style:style style:name="P46" style:family="paragraph" style:parent-style-name="_5f_Paragraphe_20_livret_20_réponse_20_élève">
      <style:text-properties officeooo:paragraph-rsid="00467047"/>
    </style:style>
    <style:style style:name="P47" style:family="paragraph" style:parent-style-name="_5f_Paragraphe_20_livret_20_réponse_20_élève" style:master-page-name="">
      <style:paragraph-properties fo:margin-top="0.15cm" fo:margin-bottom="0cm" loext:contextual-spacing="false" style:line-height-at-least="0.7cm" style:page-number="auto"/>
      <style:text-properties officeooo:paragraph-rsid="00467047"/>
    </style:style>
    <style:style style:name="P48" style:family="paragraph" style:parent-style-name="_5f_num_5f_abcd">
      <style:text-properties officeooo:paragraph-rsid="00467047"/>
    </style:style>
    <style:style style:name="P49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loext:contextual-spacing="false" style:page-number="12" fo:break-before="auto" fo:break-after="auto"/>
      <style:text-properties officeooo:paragraph-rsid="00467047"/>
    </style:style>
    <style:style style:name="P50" style:family="paragraph" style:parent-style-name="Exo_5f_Num" style:list-style-name="Num_5f_Exo">
      <style:paragraph-properties fo:margin-top="0.4cm" fo:margin-bottom="0.101cm" loext:contextual-spacing="false"/>
      <style:text-properties officeooo:paragraph-rsid="00467047"/>
    </style:style>
    <style:style style:name="P51" style:family="paragraph" style:parent-style-name="Exo_5f_Num" style:list-style-name="Num_5f_Exo">
      <style:paragraph-properties fo:margin-top="0.499cm" fo:margin-bottom="0.049cm" loext:contextual-spacing="false"/>
      <style:text-properties officeooo:paragraph-rsid="00467047"/>
    </style:style>
    <style:style style:name="P52" style:family="paragraph" style:parent-style-name="_5f_Paragraphe_20_livret" style:list-style-name="L1">
      <style:paragraph-properties fo:margin-top="0.3cm" fo:margin-bottom="0.101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53" style:family="paragraph" style:parent-style-name="_5f_Paragraphe_20_livret" style:list-style-name="L1">
      <style:paragraph-properties fo:margin-top="0.3cm" fo:margin-bottom="0.101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7b6c2"/>
    </style:style>
    <style:style style:name="P54" style:family="paragraph" style:parent-style-name="_5f_Paragraphe_20_livret">
      <style:paragraph-properties fo:margin-top="0.101cm" fo:margin-bottom="0cm" loext:contextual-spacing="false"/>
    </style:style>
    <style:style style:name="P55" style:family="paragraph" style:parent-style-name="_5f_Paragraphe_20_livret_20_">
      <style:paragraph-properties fo:margin-top="0.101cm" fo:margin-bottom="0cm" loext:contextual-spacing="false"/>
    </style:style>
    <style:style style:name="P56" style:family="paragraph" style:parent-style-name="_5f_Paragraphe_20_livret_20_réponse_20_élève" style:list-style-name="Num_5f_Exo">
      <style:paragraph-properties fo:margin-top="0.101cm" fo:margin-bottom="0cm" loext:contextual-spacing="false" style:line-height-at-least="0.7cm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8" fo:font-size="10pt" fo:font-style="normal" officeooo:paragraph-rsid="00467047" style:font-size-asian="10pt" style:font-style-asian="normal" style:font-size-complex="10pt" style:font-style-complex="normal"/>
    </style:style>
    <style:style style:name="P57" style:family="paragraph" style:parent-style-name="_5f_Pied_20_de_20_page" style:list-style-name="">
      <style:paragraph-properties fo:text-align="end" style:justify-single-word="false"/>
    </style:style>
    <style:style style:name="P58" style:family="paragraph" style:parent-style-name="_5f_Pied_20_de_20_page">
      <style:paragraph-properties fo:text-align="end" style:justify-single-word="false"/>
    </style:style>
    <style:style style:name="P59" style:family="paragraph" style:parent-style-name="_5f_Pied_20_de_20_page" style:list-style-name=""/>
    <style:style style:name="P6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_5f_Titre_20_d_27_exercices_20_livret" style:list-style-name="Num_5f_Exo">
      <style:paragraph-properties fo:margin-top="0.4cm" fo:margin-bottom="0.199cm" loext:contextual-spacing="false"/>
      <style:text-properties officeooo:paragraph-rsid="00467047"/>
    </style:style>
    <style:style style:name="P62" style:family="paragraph" style:parent-style-name="_5f_Titre_20_d_27_exercices_20_livret" style:list-style-name="Num_5f_Exo">
      <style:paragraph-properties fo:margin-top="0.651cm" fo:margin-bottom="0.199cm" loext:contextual-spacing="false"/>
      <style:text-properties officeooo:paragraph-rsid="00467047"/>
    </style:style>
    <style:style style:name="P63" style:family="paragraph" style:parent-style-name="_5f_Titre_20_d_27_exercices_20_livret" style:list-style-name="Num_5f_Exo">
      <style:paragraph-properties fo:margin-top="0.6cm" fo:margin-bottom="0.199cm" loext:contextual-spacing="false"/>
      <style:text-properties officeooo:paragraph-rsid="00467047"/>
    </style:style>
    <style:style style:name="P64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P66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P6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color="#000000" style:text-outline="false" style:text-line-through-style="none" style:text-line-through-type="none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3" fo:font-size="16pt" fo:font-style="normal" fo:text-shadow="none" fo:font-weight="bold" officeooo:rsid="001f37b8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tyle="normal" fo:font-weight="bold" officeooo:rsid="00467047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text-transform="uppercase" fo:color="#808080" style:font-name="Bitstream Vera Sans2" fo:font-size="9pt" officeooo:rsid="0026b667" fo:background-color="transparent" loext:char-shading-value="0"/>
    </style:style>
    <style:style style:name="T8" style:family="text">
      <style:text-properties fo:text-transform="uppercase" fo:color="#808080" style:font-name="Bitstream Vera Sans2" fo:font-size="9pt" officeooo:rsid="0048cdf9" fo:background-color="transparent" loext:char-shading-value="0"/>
    </style:style>
    <style:style style:name="T9" style:family="text">
      <style:text-properties style:font-name="Bitstream Vera Sans3" fo:font-size="10pt" fo:font-style="normal"/>
    </style:style>
    <style:style style:name="T10" style:family="text">
      <style:text-properties style:font-name="Bitstream Vera Sans3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Bitstream Vera Sans3" fo:font-size="10pt" fo:font-style="normal" officeooo:rsid="00153f34" style:font-size-asian="10pt" style:font-style-asian="normal" style:font-size-complex="10pt" style:font-style-complex="normal"/>
    </style:style>
    <style:style style:name="T12" style:family="text"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Bitstream Vera Sans3" fo:font-size="10pt" fo:font-weight="normal" officeooo:rsid="004b3831" style:font-size-asian="10pt" style:font-weight-asian="normal" style:font-size-complex="10pt" style:font-weight-complex="normal"/>
    </style:style>
    <style:style style:name="T14" style:family="text">
      <style:text-properties style:font-size-asian="10pt" style:font-style-asian="normal" style:font-size-complex="10pt" style:font-style-complex="normal"/>
    </style:style>
    <style:style style:name="T15" style:family="text">
      <style:text-properties fo:color="#b3b3b3" style:font-name="Bitstream Vera Sans3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0% 100%" style:font-name-asian="OpenSymbol2" style:font-name-complex="OpenSymbol2"/>
    </style:style>
    <style:style style:name="T19" style:family="text">
      <style:text-properties fo:color="#000000"/>
    </style:style>
    <style:style style:name="T20" style:family="text">
      <style:text-properties fo:color="#000000" style:font-name="OpenSymbol4" fo:font-size="9pt" fo:font-style="normal" style:font-name-asian="OpenSymbol2" style:font-size-asian="9pt" style:font-style-asian="normal" style:font-name-complex="OpenSymbol2" style:font-size-complex="9pt" style:font-style-complex="normal"/>
    </style:style>
    <style:style style:name="T21" style:family="text">
      <style:text-properties fo:color="#000000" style:font-name="OpenSymbol4" fo:font-size="9pt" fo:font-style="normal" fo:font-weight="normal" style:font-name-asian="OpenSymbol2" style:font-size-asian="9pt" style:font-style-asian="normal" style:font-weight-asian="normal" style:font-name-complex="OpenSymbol2" style:font-size-complex="9pt" style:font-style-complex="normal" style:font-weight-complex="normal" loext:padding="0.101cm" loext:border="none"/>
    </style:style>
    <style:style style:name="T22" style:family="text">
      <style:text-properties fo:color="#000000" style:font-name="OpenSymbol3" fo:font-weight="normal" style:font-name-asian="OpenSymbol3" style:font-weight-asian="normal" style:font-name-complex="OpenSymbol3" style:font-weight-complex="normal"/>
    </style:style>
    <style:style style:name="T23" style:family="text">
      <style:text-properties fo:color="#000000" style:font-name="OpenSymbol3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4" style:family="text">
      <style:text-properties fo:color="#000000" style:font-name="OpenSymbol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25" style:family="text">
      <style:text-properties fo:color="#000000" style:font-name="OpenSymbol3" fo:font-size="10pt" style:font-name-asian="OpenSymbol3" style:font-size-asian="10pt" style:font-name-complex="OpenSymbol3" style:font-size-complex="10pt"/>
    </style:style>
    <style:style style:name="T26" style:family="text">
      <style:text-properties fo:color="#000000" style:font-name="OpenSymbol3" style:font-name-asian="OpenSymbol3" style:font-name-complex="OpenSymbol3"/>
    </style:style>
    <style:style style:name="T27" style:family="text">
      <style:text-properties fo:color="#000000" style:font-name="OpenSymbol3" fo:font-size="9pt" fo:font-style="normal" style:font-name-asian="OpenSymbol3" style:font-size-asian="9pt" style:font-style-asian="normal" style:font-name-complex="OpenSymbol3" style:font-size-complex="9pt" style:font-style-complex="normal" loext:padding="0.101cm" loext:border="none"/>
    </style:style>
    <style:style style:name="T28" style:family="text">
      <style:text-properties fo:color="#000000" style:font-name="OpenSymbol3" fo:font-size="9pt" fo:font-style="normal" fo:font-weight="normal" style:font-name-asian="OpenSymbol3" style:font-size-asian="9pt" style:font-style-asian="normal" style:font-weight-asian="normal" style:font-name-complex="OpenSymbol3" style:font-size-complex="9pt" style:font-style-complex="normal" style:font-weight-complex="normal" loext:padding="0.101cm" loext:border="none"/>
    </style:style>
    <style:style style:name="T29" style:family="text">
      <style:text-properties fo:color="#000000" style:font-name="Bitstream Vera Sans3" fo:font-size="10pt" fo:font-style="normal" style:font-size-asian="10pt" style:font-style-asian="normal" style:font-size-complex="10pt" style:font-style-complex="normal"/>
    </style:style>
    <style:style style:name="T30" style:family="text">
      <style:text-properties fo:color="#000000" style:font-name="Bitstream Vera Sans3" fo:font-size="10pt" fo:font-style="normal" fo:font-weight="normal" officeooo:rsid="004b3831" style:font-size-asian="10pt" style:font-style-asian="normal" style:font-weight-asian="normal" style:font-size-complex="10pt" style:font-weight-complex="normal"/>
    </style:style>
    <style:style style:name="T31" style:family="text">
      <style:text-properties fo:color="#000000" style:font-name="Bitstream Vera Sans3" fo:font-size="9pt" fo:font-style="normal" style:font-size-asian="9pt" style:font-style-asian="normal" style:font-size-complex="9pt" style:font-style-complex="normal" loext:padding="0.101cm" loext:border="none"/>
    </style:style>
    <style:style style:name="T32" style:family="text">
      <style:text-properties fo:color="#000000" style:font-name="Bitstream Vera Sans6" fo:font-size="10pt" style:font-size-asian="10pt" style:font-size-complex="10pt"/>
    </style:style>
    <style:style style:name="T33" style:family="text">
      <style:text-properties fo:color="#000000" style:font-name="Bitstream Vera Sans6" fo:font-size="10pt" fo:font-style="italic" style:font-size-asian="10pt" style:font-style-asian="italic" style:font-size-complex="10pt" style:font-style-complex="italic"/>
    </style:style>
    <style:style style:name="T34" style:family="text">
      <style:text-properties fo:color="#000000" fo:font-size="9pt" fo:font-style="normal" style:font-size-asian="9pt" style:font-style-asian="normal" style:font-size-complex="9pt" style:font-style-complex="normal" loext:padding="0.101cm" loext:border="none"/>
    </style:style>
    <style:style style:name="T35" style:family="text">
      <style:text-properties fo:color="#000000" style:font-size-asian="10pt" style:font-style-asian="normal" style:font-size-complex="10pt" style:font-style-complex="normal"/>
    </style:style>
    <style:style style:name="T36" style:family="text">
      <style:text-properties fo:letter-spacing="-0.004cm"/>
    </style:style>
    <style:style style:name="T37" style:family="text">
      <style:text-properties fo:letter-spacing="-0.011cm"/>
    </style:style>
    <style:style style:name="T38" style:family="text">
      <style:text-properties fo:letter-spacing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letter-spacing="-0.021cm"/>
    </style:style>
    <style:style style:name="T41" style:family="text">
      <style:text-properties fo:font-size="10pt" fo:font-style="normal" style:font-size-asian="10pt" style:font-style-asian="normal" style:font-size-complex="10pt" style:font-style-complex="normal"/>
    </style:style>
    <style:style style:name="T42" style:family="text">
      <style:text-properties fo:font-size="10pt" fo:font-style="normal" officeooo:rsid="004b3831" style:font-size-asian="10pt" style:font-style-asian="normal" style:font-size-complex="10pt" style:font-style-complex="normal"/>
    </style:style>
    <style:style style:name="T43" style:family="text">
      <style:text-properties fo:color="#e8c32a" style:font-name="Bitstream Vera Sans3" fo:font-size="10pt" fo:font-style="normal" fo:font-weight="bold" officeooo:rsid="00153f3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style="normal" style:font-size-asian="9pt" style:font-style-asian="normal" style:font-size-complex="9pt" style:font-style-complex="normal" loext:padding="0.101cm" loext:border="none"/>
    </style:style>
    <style:style style:name="T46" style:family="text">
      <style:text-properties officeooo:rsid="004b3831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7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style:font-name-asian="Lucida Sans Unicode" style:font-size-asian="24pt" style:language-asian="fr" style:country-asian="FR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-content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from-top" fo:padding-left="0.101cm" fo:padding-right="0.101cm" fo:padding-top="0.049cm" fo:padding-bottom="0.049cm" fo:border="0.6pt solid #d7e12c" style:shadow="none" draw:shadow-opacity="100%"/>
    </style:style>
    <style:style style:name="fr5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1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43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9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9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9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3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9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0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1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9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0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1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3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3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2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3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3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3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3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4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7" style:family="graphic">
      <style:graphic-properties draw:stroke="solid" svg:stroke-width="0.019cm" svg:stroke-color="#000000" draw:marker-start="Arrow_20_concave" draw:marker-start-width="0.25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9" style:family="graphic">
      <style:graphic-properties draw:stroke="none" draw:stroke-dash="Dashed_20__28_var_29__20_31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59cm" fo:min-width="0.22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7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71" style:family="graphic">
      <style:graphic-properties draw:stroke="solid" svg:stroke-width="0.019cm" svg:stroke-color="#000000" draw:marker-start-width="0.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28cm" draw:shadow="hidden" draw:shadow-offset-x="0.3cm" draw:shadow-offset-y="0.3cm" draw:shadow-color="#808080" style:run-through="foreground"/>
    </style:style>
    <style:style style:name="gr37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77cm" draw:shadow="hidden" draw:shadow-offset-x="0.3cm" draw:shadow-offset-y="0.3cm" draw:shadow-color="#808080" style:run-through="foreground"/>
    </style:style>
    <style:style style:name="gr37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37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7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7065247" text:style-name="Num_5f_Exo">
        <text:list-item>
          <text:h text:style-name="P49" text:outline-level="1"><text:soft-page-break/><text:span text:style-name="_5f_Consigne"><text:span text:style-name="T41"> </text:span></text:span>Quelle est la température indiquée par chacun des thermomètres ?</text:h>
        </text:list-item>
      </text:list>
      <text:p text:style-name="_5f_Paragraphe_20_livret_20_"><draw:g text:anchor-type="paragraph" draw:z-index="17" draw:name="Forme5" draw:style-name="gr1"><draw:rect draw:style-name="gr190" draw:text-style-name="P64" svg:width="1.5cm" svg:height="4.5cm" svg:x="0.014cm" svg:y="0.101cm"><text:p/></draw:rect><draw:rect draw:style-name="gr191" draw:text-style-name="P65" svg:width="0.2cm" svg:height="3.802cm" svg:x="0.291cm" svg:y="0.35cm"><text:p/></draw:rect><draw:rect draw:style-name="gr192" draw:text-style-name="P66" svg:width="0.2cm" svg:height="2.504cm" svg:x="0.291cm" svg:y="1.599cm"><text:p/></draw:rect><draw:circle draw:style-name="gr193" draw:text-style-name="P66" svg:width="0.403cm" svg:height="0.403cm" svg:x="0.189cm" svg:y="3.999cm"><text:p/></draw:circle><draw:line draw:style-name="gr194" draw:text-style-name="P67" svg:x1="0.541cm" svg:y1="2.202cm" svg:x2="0.941cm" svg:y2="2.202cm"><text:p/></draw:line><draw:line draw:style-name="gr195" draw:text-style-name="P67" svg:x1="0.541cm" svg:y1="1.202cm" svg:x2="0.941cm" svg:y2="1.202cm"><text:p/></draw:line><draw:line draw:style-name="gr196" draw:text-style-name="P67" svg:x1="0.541cm" svg:y1="3.199cm" svg:x2="0.941cm" svg:y2="3.199cm"><text:p/></draw:line><draw:line draw:style-name="gr197" draw:text-style-name="P67" svg:x1="0.541cm" svg:y1="2.001cm" svg:x2="0.791cm" svg:y2="2.001cm"><text:p/></draw:line><draw:line draw:style-name="gr198" draw:text-style-name="P67" svg:x1="0.541cm" svg:y1="1.801cm" svg:x2="0.791cm" svg:y2="1.801cm"><text:p/></draw:line><draw:line draw:style-name="gr199" draw:text-style-name="P67" svg:x1="0.541cm" svg:y1="1.6cm" svg:x2="0.791cm" svg:y2="1.6cm"><text:p/></draw:line><draw:line draw:style-name="gr200" draw:text-style-name="P67" svg:x1="0.541cm" svg:y1="1.4cm" svg:x2="0.791cm" svg:y2="1.4cm"><text:p/></draw:line><draw:line draw:style-name="gr201" draw:text-style-name="P67" svg:x1="0.541cm" svg:y1="1.001cm" svg:x2="0.791cm" svg:y2="1.001cm"><text:p/></draw:line><draw:line draw:style-name="gr202" draw:text-style-name="P67" svg:x1="0.541cm" svg:y1="0.8cm" svg:x2="0.791cm" svg:y2="0.8cm"><text:p/></draw:line><draw:line draw:style-name="gr203" draw:text-style-name="P67" svg:x1="0.541cm" svg:y1="0.599cm" svg:x2="0.791cm" svg:y2="0.599cm"><text:p/></draw:line><draw:line draw:style-name="gr204" draw:text-style-name="P67" svg:x1="0.541cm" svg:y1="0.401cm" svg:x2="0.791cm" svg:y2="0.401cm"><text:p/></draw:line><draw:line draw:style-name="gr205" draw:text-style-name="P67" svg:x1="0.541cm" svg:y1="2.4cm" svg:x2="0.791cm" svg:y2="2.4cm"><text:p/></draw:line><draw:line draw:style-name="gr206" draw:text-style-name="P67" svg:x1="0.541cm" svg:y1="2.6cm" svg:x2="0.791cm" svg:y2="2.6cm"><text:p/></draw:line><draw:line draw:style-name="gr207" draw:text-style-name="P67" svg:x1="0.541cm" svg:y1="2.802cm" svg:x2="0.791cm" svg:y2="2.802cm"><text:p/></draw:line><draw:line draw:style-name="gr208" draw:text-style-name="P67" svg:x1="0.541cm" svg:y1="3.001cm" svg:x2="0.791cm" svg:y2="3.001cm"><text:p/></draw:line><draw:line draw:style-name="gr209" draw:text-style-name="P67" svg:x1="0.541cm" svg:y1="3.4cm" svg:x2="0.791cm" svg:y2="3.4cm"><text:p/></draw:line><draw:line draw:style-name="gr210" draw:text-style-name="P67" svg:x1="0.541cm" svg:y1="3.601cm" svg:x2="0.791cm" svg:y2="3.601cm"><text:p/></draw:line><draw:line draw:style-name="gr211" draw:text-style-name="P67" svg:x1="0.541cm" svg:y1="3.802cm" svg:x2="0.791cm" svg:y2="3.802cm"><text:p/></draw:line><draw:frame draw:style-name="gr212" draw:text-style-name="P69" svg:width="0.68cm" svg:height="0.662cm" svg:x="0.917cm" svg:y="1.997cm"><draw:text-box><text:p text:style-name="P68"><text:span text:style-name="T50">0</text:span></text:p></draw:text-box></draw:frame><draw:frame draw:style-name="gr213" draw:text-style-name="P69" svg:width="0.68cm" svg:height="0.664cm" svg:x="0.917cm" svg:y="0.881cm"><draw:text-box><text:p text:style-name="P68"><text:span text:style-name="T50">5</text:span></text:p></draw:text-box></draw:frame><draw:frame draw:style-name="gr214" draw:text-style-name="P69" svg:width="0.821cm" svg:height="0.664cm" svg:x="0.817cm" svg:y="2.881cm"><draw:text-box><text:p text:style-name="P68"><text:span text:style-name="T51">–</text:span><text:span text:style-name="T50">5</text:span></text:p></draw:text-box></draw:frame><draw:rect draw:style-name="gr215" draw:text-style-name="P64" svg:width="1.505cm" svg:height="4.5cm" svg:x="1.875cm" svg:y="0.101cm"><text:p/></draw:rect><draw:rect draw:style-name="gr216" draw:text-style-name="P65" svg:width="0.205cm" svg:height="3.802cm" svg:x="2.175cm" svg:y="0.35cm"><text:p/></draw:rect><draw:rect draw:style-name="gr217" draw:text-style-name="P66" svg:width="0.205cm" svg:height="0.701cm" svg:x="2.175cm" svg:y="3.401cm"><text:p/></draw:rect><draw:ellipse draw:style-name="gr218" draw:text-style-name="P66" svg:width="0.399cm" svg:height="0.403cm" svg:x="2.076cm" svg:y="3.999cm"><text:p/></draw:ellipse><draw:line draw:style-name="gr219" draw:text-style-name="P67" svg:x1="2.425cm" svg:y1="2.202cm" svg:x2="2.825cm" svg:y2="2.202cm"><text:p/></draw:line><draw:line draw:style-name="gr220" draw:text-style-name="P67" svg:x1="2.425cm" svg:y1="1.202cm" svg:x2="2.825cm" svg:y2="1.202cm"><text:p/></draw:line><draw:line draw:style-name="gr221" draw:text-style-name="P67" svg:x1="2.425cm" svg:y1="3.199cm" svg:x2="2.825cm" svg:y2="3.199cm"><text:p/></draw:line><draw:line draw:style-name="gr222" draw:text-style-name="P67" svg:x1="2.425cm" svg:y1="2.001cm" svg:x2="2.675cm" svg:y2="2.001cm"><text:p/></draw:line><draw:line draw:style-name="gr223" draw:text-style-name="P67" svg:x1="2.425cm" svg:y1="1.801cm" svg:x2="2.675cm" svg:y2="1.801cm"><text:p/></draw:line><draw:line draw:style-name="gr224" draw:text-style-name="P67" svg:x1="2.425cm" svg:y1="1.6cm" svg:x2="2.675cm" svg:y2="1.6cm"><text:p/></draw:line><draw:line draw:style-name="gr225" draw:text-style-name="P67" svg:x1="2.425cm" svg:y1="1.4cm" svg:x2="2.675cm" svg:y2="1.4cm"><text:p/></draw:line><draw:line draw:style-name="gr226" draw:text-style-name="P67" svg:x1="2.425cm" svg:y1="1.001cm" svg:x2="2.675cm" svg:y2="1.001cm"><text:p/></draw:line><draw:line draw:style-name="gr227" draw:text-style-name="P67" svg:x1="2.425cm" svg:y1="0.8cm" svg:x2="2.675cm" svg:y2="0.8cm"><text:p/></draw:line><draw:line draw:style-name="gr228" draw:text-style-name="P67" svg:x1="2.425cm" svg:y1="0.599cm" svg:x2="2.675cm" svg:y2="0.599cm"><text:p/></draw:line><draw:line draw:style-name="gr229" draw:text-style-name="P67" svg:x1="2.425cm" svg:y1="0.401cm" svg:x2="2.675cm" svg:y2="0.401cm"><text:p/></draw:line><draw:line draw:style-name="gr230" draw:text-style-name="P67" svg:x1="2.425cm" svg:y1="2.4cm" svg:x2="2.675cm" svg:y2="2.4cm"><text:p/></draw:line><draw:line draw:style-name="gr231" draw:text-style-name="P67" svg:x1="2.425cm" svg:y1="2.6cm" svg:x2="2.675cm" svg:y2="2.6cm"><text:p/></draw:line><draw:line draw:style-name="gr232" draw:text-style-name="P67" svg:x1="2.425cm" svg:y1="2.802cm" svg:x2="2.675cm" svg:y2="2.802cm"><text:p/></draw:line><draw:line draw:style-name="gr233" draw:text-style-name="P67" svg:x1="2.425cm" svg:y1="3.001cm" svg:x2="2.675cm" svg:y2="3.001cm"><text:p/></draw:line><draw:line draw:style-name="gr234" draw:text-style-name="P67" svg:x1="2.425cm" svg:y1="3.4cm" svg:x2="2.675cm" svg:y2="3.4cm"><text:p/></draw:line><draw:line draw:style-name="gr235" draw:text-style-name="P67" svg:x1="2.425cm" svg:y1="3.601cm" svg:x2="2.675cm" svg:y2="3.601cm"><text:p/></draw:line><draw:line draw:style-name="gr236" draw:text-style-name="P67" svg:x1="2.425cm" svg:y1="3.802cm" svg:x2="2.675cm" svg:y2="3.802cm"><text:p/></draw:line><draw:frame draw:style-name="gr237" draw:text-style-name="P69" svg:width="0.682cm" svg:height="0.664cm" svg:x="2.776cm" svg:y="1.881cm"><draw:text-box><text:p text:style-name="P68"><text:span text:style-name="T50">0</text:span></text:p></draw:text-box></draw:frame><draw:line draw:style-name="gr238" draw:text-style-name="P67" svg:x1="2.425cm" svg:y1="1.899cm" svg:x2="2.675cm" svg:y2="1.899cm"><text:p/></draw:line><draw:line draw:style-name="gr239" draw:text-style-name="P67" svg:x1="2.425cm" svg:y1="1.701cm" svg:x2="2.675cm" svg:y2="1.701cm"><text:p/></draw:line><draw:line draw:style-name="gr240" draw:text-style-name="P67" svg:x1="2.425cm" svg:y1="1.502cm" svg:x2="2.675cm" svg:y2="1.502cm"><text:p/></draw:line><draw:line draw:style-name="gr241" draw:text-style-name="P67" svg:x1="2.425cm" svg:y1="1.3cm" svg:x2="2.675cm" svg:y2="1.3cm"><text:p/></draw:line><draw:line draw:style-name="gr242" draw:text-style-name="P67" svg:x1="2.425cm" svg:y1="1.1cm" svg:x2="2.675cm" svg:y2="1.1cm"><text:p/></draw:line><draw:line draw:style-name="gr243" draw:text-style-name="P67" svg:x1="2.425cm" svg:y1="0.902cm" svg:x2="2.675cm" svg:y2="0.902cm"><text:p/></draw:line><draw:line draw:style-name="gr244" draw:text-style-name="P67" svg:x1="2.425cm" svg:y1="0.701cm" svg:x2="2.675cm" svg:y2="0.701cm"><text:p/></draw:line><draw:line draw:style-name="gr245" draw:text-style-name="P67" svg:x1="2.425cm" svg:y1="0.501cm" svg:x2="2.675cm" svg:y2="0.501cm"><text:p/></draw:line><draw:line draw:style-name="gr246" draw:text-style-name="P67" svg:x1="2.425cm" svg:y1="2.1cm" svg:x2="2.675cm" svg:y2="2.1cm"><text:p/></draw:line><draw:line draw:style-name="gr247" draw:text-style-name="P67" svg:x1="2.425cm" svg:y1="2.301cm" svg:x2="2.675cm" svg:y2="2.301cm"><text:p/></draw:line><draw:line draw:style-name="gr248" draw:text-style-name="P67" svg:x1="2.425cm" svg:y1="2.502cm" svg:x2="2.675cm" svg:y2="2.502cm"><text:p/></draw:line><draw:line draw:style-name="gr249" draw:text-style-name="P67" svg:x1="2.425cm" svg:y1="2.7cm" svg:x2="2.675cm" svg:y2="2.7cm"><text:p/></draw:line><draw:line draw:style-name="gr250" draw:text-style-name="P67" svg:x1="2.425cm" svg:y1="2.899cm" svg:x2="2.675cm" svg:y2="2.899cm"><text:p/></draw:line><draw:line draw:style-name="gr251" draw:text-style-name="P67" svg:x1="2.425cm" svg:y1="3.101cm" svg:x2="2.675cm" svg:y2="3.101cm"><text:p/></draw:line><draw:line draw:style-name="gr252" draw:text-style-name="P67" svg:x1="2.425cm" svg:y1="3.301cm" svg:x2="2.675cm" svg:y2="3.301cm"><text:p/></draw:line><draw:line draw:style-name="gr253" draw:text-style-name="P67" svg:x1="2.425cm" svg:y1="3.502cm" svg:x2="2.675cm" svg:y2="3.502cm"><text:p/></draw:line><draw:line draw:style-name="gr254" draw:text-style-name="P67" svg:x1="2.425cm" svg:y1="3.7cm" svg:x2="2.675cm" svg:y2="3.7cm"><text:p/></draw:line><draw:rect draw:style-name="gr255" draw:text-style-name="P64" svg:width="1.505cm" svg:height="4.5cm" svg:x="3.745cm" svg:y="0.101cm"><text:p/></draw:rect><draw:rect draw:style-name="gr256" draw:text-style-name="P65" svg:width="0.204cm" svg:height="3.802cm" svg:x="4.043cm" svg:y="0.35cm"><text:p/></draw:rect><draw:rect draw:style-name="gr257" draw:text-style-name="P66" svg:width="0.204cm" svg:height="2.505cm" svg:x="4.043cm" svg:y="1.599cm"><text:p/></draw:rect><draw:ellipse draw:style-name="gr258" draw:text-style-name="P66" svg:width="0.399cm" svg:height="0.403cm" svg:x="3.946cm" svg:y="3.999cm"><text:p/></draw:ellipse><draw:line draw:style-name="gr259" draw:text-style-name="P67" svg:x1="4.295cm" svg:y1="2.202cm" svg:x2="4.695cm" svg:y2="2.202cm"><text:p/></draw:line><draw:line draw:style-name="gr260" draw:text-style-name="P67" svg:x1="4.295cm" svg:y1="1.202cm" svg:x2="4.695cm" svg:y2="1.202cm"><text:p/></draw:line><draw:line draw:style-name="gr261" draw:text-style-name="P67" svg:x1="4.295cm" svg:y1="3.199cm" svg:x2="4.695cm" svg:y2="3.199cm"><text:p/></draw:line><draw:line draw:style-name="gr262" draw:text-style-name="P67" svg:x1="4.295cm" svg:y1="2.001cm" svg:x2="4.545cm" svg:y2="2.001cm"><text:p/></draw:line><draw:line draw:style-name="gr263" draw:text-style-name="P67" svg:x1="4.295cm" svg:y1="1.801cm" svg:x2="4.545cm" svg:y2="1.801cm"><text:p/></draw:line><draw:line draw:style-name="gr264" draw:text-style-name="P67" svg:x1="4.295cm" svg:y1="1.6cm" svg:x2="4.545cm" svg:y2="1.6cm"><text:p/></draw:line><draw:line draw:style-name="gr265" draw:text-style-name="P67" svg:x1="4.295cm" svg:y1="1.4cm" svg:x2="4.545cm" svg:y2="1.4cm"><text:p/></draw:line><draw:line draw:style-name="gr266" draw:text-style-name="P67" svg:x1="4.295cm" svg:y1="1.001cm" svg:x2="4.545cm" svg:y2="1.001cm"><text:p/></draw:line><draw:line draw:style-name="gr267" draw:text-style-name="P67" svg:x1="4.295cm" svg:y1="0.8cm" svg:x2="4.545cm" svg:y2="0.8cm"><text:p/></draw:line><draw:line draw:style-name="gr268" draw:text-style-name="P67" svg:x1="4.295cm" svg:y1="0.599cm" svg:x2="4.545cm" svg:y2="0.599cm"><text:p/></draw:line><draw:line draw:style-name="gr269" draw:text-style-name="P67" svg:x1="4.295cm" svg:y1="0.401cm" svg:x2="4.545cm" svg:y2="0.401cm"><text:p/></draw:line><draw:line draw:style-name="gr270" draw:text-style-name="P67" svg:x1="4.295cm" svg:y1="2.4cm" svg:x2="4.545cm" svg:y2="2.4cm"><text:p/></draw:line><draw:line draw:style-name="gr271" draw:text-style-name="P67" svg:x1="4.295cm" svg:y1="2.6cm" svg:x2="4.545cm" svg:y2="2.6cm"><text:p/></draw:line><draw:line draw:style-name="gr272" draw:text-style-name="P67" svg:x1="4.295cm" svg:y1="2.802cm" svg:x2="4.545cm" svg:y2="2.802cm"><text:p/></draw:line><draw:line draw:style-name="gr273" draw:text-style-name="P67" svg:x1="4.295cm" svg:y1="3.001cm" svg:x2="4.545cm" svg:y2="3.001cm"><text:p/></draw:line><draw:line draw:style-name="gr274" draw:text-style-name="P67" svg:x1="4.295cm" svg:y1="3.4cm" svg:x2="4.545cm" svg:y2="3.4cm"><text:p/></draw:line><draw:line draw:style-name="gr275" draw:text-style-name="P67" svg:x1="4.295cm" svg:y1="3.601cm" svg:x2="4.545cm" svg:y2="3.601cm"><text:p/></draw:line><draw:line draw:style-name="gr276" draw:text-style-name="P67" svg:x1="4.295cm" svg:y1="3.802cm" svg:x2="4.545cm" svg:y2="3.802cm"><text:p/></draw:line><draw:frame draw:style-name="gr277" draw:text-style-name="P69" svg:width="0.682cm" svg:height="0.664cm" svg:x="4.616cm" svg:y="1.881cm"><draw:text-box><text:p text:style-name="P68"><text:span text:style-name="T50">0</text:span></text:p></draw:text-box></draw:frame><draw:frame draw:style-name="gr278" draw:text-style-name="P69" svg:width="0.821cm" svg:height="0.664cm" svg:x="4.567cm" svg:y="2.881cm"><draw:text-box><text:p text:style-name="P68"><text:span text:style-name="T52">–</text:span><text:span text:style-name="T50">1</text:span></text:p></draw:text-box></draw:frame><draw:rect draw:style-name="gr279" draw:text-style-name="P64" svg:width="1.505cm" svg:height="4.5cm" svg:x="5.625cm" svg:y="0.101cm"><text:p/></draw:rect><draw:rect draw:style-name="gr280" draw:text-style-name="P65" svg:width="0.205cm" svg:height="3.802cm" svg:x="5.925cm" svg:y="0.35cm"><text:p/></draw:rect><draw:rect draw:style-name="gr281" draw:text-style-name="P66" svg:width="0.205cm" svg:height="2.103cm" svg:x="5.925cm" svg:y="2.001cm"><text:p/></draw:rect><draw:ellipse draw:style-name="gr282" draw:text-style-name="P66" svg:width="0.401cm" svg:height="0.403cm" svg:x="5.826cm" svg:y="3.999cm"><text:p/></draw:ellipse><draw:line draw:style-name="gr283" draw:text-style-name="P67" svg:x1="6.175cm" svg:y1="2.202cm" svg:x2="6.575cm" svg:y2="2.202cm"><text:p/></draw:line><draw:line draw:style-name="gr284" draw:text-style-name="P67" svg:x1="6.175cm" svg:y1="1.202cm" svg:x2="6.575cm" svg:y2="1.202cm"><text:p/></draw:line><draw:line draw:style-name="gr285" draw:text-style-name="P67" svg:x1="6.175cm" svg:y1="3.199cm" svg:x2="6.575cm" svg:y2="3.199cm"><text:p/></draw:line><draw:line draw:style-name="gr286" draw:text-style-name="P67" svg:x1="6.175cm" svg:y1="2.001cm" svg:x2="6.425cm" svg:y2="2.001cm"><text:p/></draw:line><draw:line draw:style-name="gr287" draw:text-style-name="P67" svg:x1="6.175cm" svg:y1="1.801cm" svg:x2="6.425cm" svg:y2="1.801cm"><text:p/></draw:line><draw:line draw:style-name="gr288" draw:text-style-name="P67" svg:x1="6.175cm" svg:y1="1.6cm" svg:x2="6.425cm" svg:y2="1.6cm"><text:p/></draw:line><draw:line draw:style-name="gr289" draw:text-style-name="P67" svg:x1="6.175cm" svg:y1="1.4cm" svg:x2="6.425cm" svg:y2="1.4cm"><text:p/></draw:line><draw:line draw:style-name="gr290" draw:text-style-name="P67" svg:x1="6.175cm" svg:y1="1.001cm" svg:x2="6.425cm" svg:y2="1.001cm"><text:p/></draw:line><draw:line draw:style-name="gr291" draw:text-style-name="P67" svg:x1="6.175cm" svg:y1="0.8cm" svg:x2="6.425cm" svg:y2="0.8cm"><text:p/></draw:line><draw:line draw:style-name="gr292" draw:text-style-name="P67" svg:x1="6.175cm" svg:y1="0.599cm" svg:x2="6.425cm" svg:y2="0.599cm"><text:p/></draw:line><draw:line draw:style-name="gr293" draw:text-style-name="P67" svg:x1="6.175cm" svg:y1="0.401cm" svg:x2="6.425cm" svg:y2="0.401cm"><text:p/></draw:line><draw:line draw:style-name="gr294" draw:text-style-name="P67" svg:x1="6.175cm" svg:y1="2.4cm" svg:x2="6.425cm" svg:y2="2.4cm"><text:p/></draw:line><draw:line draw:style-name="gr295" draw:text-style-name="P67" svg:x1="6.175cm" svg:y1="2.6cm" svg:x2="6.425cm" svg:y2="2.6cm"><text:p/></draw:line><draw:line draw:style-name="gr296" draw:text-style-name="P67" svg:x1="6.175cm" svg:y1="2.802cm" svg:x2="6.425cm" svg:y2="2.802cm"><text:p/></draw:line><draw:line draw:style-name="gr297" draw:text-style-name="P67" svg:x1="6.175cm" svg:y1="3.001cm" svg:x2="6.425cm" svg:y2="3.001cm"><text:p/></draw:line><draw:line draw:style-name="gr298" draw:text-style-name="P67" svg:x1="6.175cm" svg:y1="3.4cm" svg:x2="6.425cm" svg:y2="3.4cm"><text:p/></draw:line><draw:line draw:style-name="gr299" draw:text-style-name="P67" svg:x1="6.175cm" svg:y1="3.601cm" svg:x2="6.425cm" svg:y2="3.601cm"><text:p/></draw:line><draw:line draw:style-name="gr300" draw:text-style-name="P67" svg:x1="6.175cm" svg:y1="3.802cm" svg:x2="6.425cm" svg:y2="3.802cm"><text:p/></draw:line><draw:line draw:style-name="gr301" draw:text-style-name="P67" svg:x1="6.175cm" svg:y1="1.899cm" svg:x2="6.425cm" svg:y2="1.899cm"><text:p/></draw:line><draw:line draw:style-name="gr302" draw:text-style-name="P67" svg:x1="6.175cm" svg:y1="1.701cm" svg:x2="6.425cm" svg:y2="1.701cm"><text:p/></draw:line><draw:line draw:style-name="gr303" draw:text-style-name="P67" svg:x1="6.175cm" svg:y1="1.502cm" svg:x2="6.425cm" svg:y2="1.502cm"><text:p/></draw:line><draw:line draw:style-name="gr304" draw:text-style-name="P67" svg:x1="6.175cm" svg:y1="1.3cm" svg:x2="6.425cm" svg:y2="1.3cm"><text:p/></draw:line><draw:line draw:style-name="gr305" draw:text-style-name="P67" svg:x1="6.175cm" svg:y1="1.1cm" svg:x2="6.425cm" svg:y2="1.1cm"><text:p/></draw:line><draw:line draw:style-name="gr306" draw:text-style-name="P67" svg:x1="6.175cm" svg:y1="0.902cm" svg:x2="6.425cm" svg:y2="0.902cm"><text:p/></draw:line><draw:line draw:style-name="gr307" draw:text-style-name="P67" svg:x1="6.175cm" svg:y1="0.701cm" svg:x2="6.425cm" svg:y2="0.701cm"><text:p/></draw:line><draw:line draw:style-name="gr308" draw:text-style-name="P67" svg:x1="6.175cm" svg:y1="0.501cm" svg:x2="6.425cm" svg:y2="0.501cm"><text:p/></draw:line><draw:line draw:style-name="gr309" draw:text-style-name="P67" svg:x1="6.175cm" svg:y1="2.1cm" svg:x2="6.425cm" svg:y2="2.1cm"><text:p/></draw:line><draw:line draw:style-name="gr310" draw:text-style-name="P67" svg:x1="6.175cm" svg:y1="2.301cm" svg:x2="6.425cm" svg:y2="2.301cm"><text:p/></draw:line><draw:line draw:style-name="gr311" draw:text-style-name="P67" svg:x1="6.175cm" svg:y1="2.502cm" svg:x2="6.425cm" svg:y2="2.502cm"><text:p/></draw:line><draw:line draw:style-name="gr312" draw:text-style-name="P67" svg:x1="6.175cm" svg:y1="2.7cm" svg:x2="6.425cm" svg:y2="2.7cm"><text:p/></draw:line><draw:line draw:style-name="gr313" draw:text-style-name="P67" svg:x1="6.175cm" svg:y1="2.899cm" svg:x2="6.425cm" svg:y2="2.899cm"><text:p/></draw:line><draw:line draw:style-name="gr314" draw:text-style-name="P67" svg:x1="6.175cm" svg:y1="3.101cm" svg:x2="6.425cm" svg:y2="3.101cm"><text:p/></draw:line><draw:line draw:style-name="gr315" draw:text-style-name="P67" svg:x1="6.175cm" svg:y1="3.301cm" svg:x2="6.425cm" svg:y2="3.301cm"><text:p/></draw:line><draw:line draw:style-name="gr316" draw:text-style-name="P67" svg:x1="6.175cm" svg:y1="3.502cm" svg:x2="6.425cm" svg:y2="3.502cm"><text:p/></draw:line><draw:line draw:style-name="gr317" draw:text-style-name="P67" svg:x1="6.175cm" svg:y1="3.7cm" svg:x2="6.425cm" svg:y2="3.7cm"><text:p/></draw:line><draw:rect draw:style-name="gr318" draw:text-style-name="P64" svg:width="1.505cm" svg:height="4.5cm" svg:x="7.495cm" svg:y="0.101cm"><text:p/></draw:rect><draw:rect draw:style-name="gr319" draw:text-style-name="P65" svg:width="0.205cm" svg:height="3.802cm" svg:x="7.795cm" svg:y="0.35cm"><text:p/></draw:rect><draw:rect draw:style-name="gr320" draw:text-style-name="P66" svg:width="0.205cm" svg:height="1.304cm" svg:x="7.795cm" svg:y="2.802cm"><text:p/></draw:rect><draw:ellipse draw:style-name="gr321" draw:text-style-name="P66" svg:width="0.401cm" svg:height="0.403cm" svg:x="7.694cm" svg:y="3.999cm"><text:p/></draw:ellipse><draw:line draw:style-name="gr322" draw:text-style-name="P67" svg:x1="8.043cm" svg:y1="2.202cm" svg:x2="8.443cm" svg:y2="2.202cm"><text:p/></draw:line><draw:line draw:style-name="gr323" draw:text-style-name="P67" svg:x1="8.043cm" svg:y1="1.202cm" svg:x2="8.443cm" svg:y2="1.202cm"><text:p/></draw:line><draw:line draw:style-name="gr324" draw:text-style-name="P67" svg:x1="8.043cm" svg:y1="3.199cm" svg:x2="8.443cm" svg:y2="3.199cm"><text:p/></draw:line><draw:line draw:style-name="gr325" draw:text-style-name="P67" svg:x1="8.043cm" svg:y1="2.001cm" svg:x2="8.293cm" svg:y2="2.001cm"><text:p/></draw:line><draw:line draw:style-name="gr326" draw:text-style-name="P67" svg:x1="8.043cm" svg:y1="1.801cm" svg:x2="8.293cm" svg:y2="1.801cm"><text:p/></draw:line><draw:line draw:style-name="gr327" draw:text-style-name="P67" svg:x1="8.043cm" svg:y1="1.6cm" svg:x2="8.293cm" svg:y2="1.6cm"><text:p/></draw:line><draw:line draw:style-name="gr328" draw:text-style-name="P67" svg:x1="8.043cm" svg:y1="1.4cm" svg:x2="8.293cm" svg:y2="1.4cm"><text:p/></draw:line><draw:line draw:style-name="gr329" draw:text-style-name="P67" svg:x1="8.043cm" svg:y1="1.001cm" svg:x2="8.293cm" svg:y2="1.001cm"><text:p/></draw:line><draw:line draw:style-name="gr330" draw:text-style-name="P67" svg:x1="8.043cm" svg:y1="0.8cm" svg:x2="8.293cm" svg:y2="0.8cm"><text:p/></draw:line><draw:line draw:style-name="gr331" draw:text-style-name="P67" svg:x1="8.043cm" svg:y1="0.599cm" svg:x2="8.293cm" svg:y2="0.599cm"><text:p/></draw:line><draw:line draw:style-name="gr332" draw:text-style-name="P67" svg:x1="8.043cm" svg:y1="0.401cm" svg:x2="8.293cm" svg:y2="0.401cm"><text:p/></draw:line><draw:line draw:style-name="gr333" draw:text-style-name="P67" svg:x1="8.043cm" svg:y1="2.4cm" svg:x2="8.293cm" svg:y2="2.4cm"><text:p/></draw:line><draw:line draw:style-name="gr334" draw:text-style-name="P67" svg:x1="8.043cm" svg:y1="2.6cm" svg:x2="8.293cm" svg:y2="2.6cm"><text:p/></draw:line><draw:line draw:style-name="gr335" draw:text-style-name="P67" svg:x1="8.043cm" svg:y1="2.802cm" svg:x2="8.293cm" svg:y2="2.802cm"><text:p/></draw:line><draw:line draw:style-name="gr336" draw:text-style-name="P67" svg:x1="8.043cm" svg:y1="3.001cm" svg:x2="8.293cm" svg:y2="3.001cm"><text:p/></draw:line><draw:line draw:style-name="gr337" draw:text-style-name="P67" svg:x1="8.043cm" svg:y1="3.4cm" svg:x2="8.293cm" svg:y2="3.4cm"><text:p/></draw:line><draw:line draw:style-name="gr338" draw:text-style-name="P67" svg:x1="8.043cm" svg:y1="3.601cm" svg:x2="8.293cm" svg:y2="3.601cm"><text:p/></draw:line><draw:line draw:style-name="gr339" draw:text-style-name="P67" svg:x1="8.043cm" svg:y1="3.802cm" svg:x2="8.293cm" svg:y2="3.802cm"><text:p/></draw:line><draw:line draw:style-name="gr340" draw:text-style-name="P67" svg:x1="8.043cm" svg:y1="1.899cm" svg:x2="8.293cm" svg:y2="1.899cm"><text:p/></draw:line><draw:line draw:style-name="gr341" draw:text-style-name="P67" svg:x1="8.043cm" svg:y1="1.701cm" svg:x2="8.293cm" svg:y2="1.701cm"><text:p/></draw:line><draw:line draw:style-name="gr342" draw:text-style-name="P67" svg:x1="8.043cm" svg:y1="1.502cm" svg:x2="8.293cm" svg:y2="1.502cm"><text:p/></draw:line><draw:line draw:style-name="gr343" draw:text-style-name="P67" svg:x1="8.043cm" svg:y1="1.3cm" svg:x2="8.293cm" svg:y2="1.3cm"><text:p/></draw:line><draw:line draw:style-name="gr344" draw:text-style-name="P67" svg:x1="8.043cm" svg:y1="1.1cm" svg:x2="8.293cm" svg:y2="1.1cm"><text:p/></draw:line><draw:line draw:style-name="gr345" draw:text-style-name="P67" svg:x1="8.043cm" svg:y1="0.902cm" svg:x2="8.293cm" svg:y2="0.902cm"><text:p/></draw:line><draw:line draw:style-name="gr346" draw:text-style-name="P67" svg:x1="8.043cm" svg:y1="0.701cm" svg:x2="8.293cm" svg:y2="0.701cm"><text:p/></draw:line><draw:line draw:style-name="gr347" draw:text-style-name="P67" svg:x1="8.043cm" svg:y1="0.501cm" svg:x2="8.293cm" svg:y2="0.501cm"><text:p/></draw:line><draw:line draw:style-name="gr348" draw:text-style-name="P67" svg:x1="8.043cm" svg:y1="2.1cm" svg:x2="8.293cm" svg:y2="2.1cm"><text:p/></draw:line><draw:line draw:style-name="gr349" draw:text-style-name="P67" svg:x1="8.043cm" svg:y1="2.301cm" svg:x2="8.293cm" svg:y2="2.301cm"><text:p/></draw:line><draw:line draw:style-name="gr350" draw:text-style-name="P67" svg:x1="8.043cm" svg:y1="2.502cm" svg:x2="8.293cm" svg:y2="2.502cm"><text:p/></draw:line><draw:line draw:style-name="gr351" draw:text-style-name="P67" svg:x1="8.043cm" svg:y1="2.7cm" svg:x2="8.293cm" svg:y2="2.7cm"><text:p/></draw:line><draw:line draw:style-name="gr352" draw:text-style-name="P67" svg:x1="8.043cm" svg:y1="2.899cm" svg:x2="8.293cm" svg:y2="2.899cm"><text:p/></draw:line><draw:line draw:style-name="gr353" draw:text-style-name="P67" svg:x1="8.043cm" svg:y1="3.101cm" svg:x2="8.293cm" svg:y2="3.101cm"><text:p/></draw:line><draw:line draw:style-name="gr354" draw:text-style-name="P67" svg:x1="8.043cm" svg:y1="3.301cm" svg:x2="8.293cm" svg:y2="3.301cm"><text:p/></draw:line><draw:line draw:style-name="gr355" draw:text-style-name="P67" svg:x1="8.043cm" svg:y1="3.502cm" svg:x2="8.293cm" svg:y2="3.502cm"><text:p/></draw:line><draw:line draw:style-name="gr356" draw:text-style-name="P67" svg:x1="8.043cm" svg:y1="3.7cm" svg:x2="8.293cm" svg:y2="3.7cm"><text:p/></draw:line><draw:frame draw:style-name="gr357" draw:text-style-name="P69" svg:width="0.86cm" svg:height="0.664cm" svg:x="2.676cm" svg:y="0.881cm"><draw:text-box><text:p text:style-name="P68"><text:span text:style-name="T50">10</text:span></text:p></draw:text-box></draw:frame><draw:frame draw:style-name="gr358" draw:text-style-name="P69" svg:width="0.77cm" svg:height="0.664cm" svg:x="4.517cm" svg:y="0.881cm"><draw:text-box><text:p text:style-name="P68"><text:span text:style-name="T50"><text:s/></text:span><text:span text:style-name="T50">1</text:span></text:p></draw:text-box></draw:frame><draw:frame draw:style-name="gr359" draw:text-style-name="P69" svg:width="0.68cm" svg:height="0.664cm" svg:x="6.417cm" svg:y="1.881cm"><draw:text-box><text:p text:style-name="P68"><text:span text:style-name="T50">0</text:span></text:p></draw:text-box></draw:frame><draw:frame draw:style-name="gr360" draw:text-style-name="P69" svg:width="0.821cm" svg:height="0.664cm" svg:x="6.417cm" svg:y="2.881cm"><draw:text-box><text:p text:style-name="P68"><text:span text:style-name="T52">–</text:span><text:span text:style-name="T50">1</text:span></text:p></draw:text-box></draw:frame><draw:frame draw:style-name="gr361" draw:text-style-name="P69" svg:width="0.77cm" svg:height="0.664cm" svg:x="6.316cm" svg:y="0.881cm"><draw:text-box><text:p text:style-name="P68"><text:span text:style-name="T50"><text:s/></text:span><text:span text:style-name="T50">1</text:span></text:p></draw:text-box></draw:frame><draw:frame draw:style-name="gr362" draw:text-style-name="P69" svg:width="0.68cm" svg:height="0.664cm" svg:x="8.317cm" svg:y="1.881cm"><draw:text-box><text:p text:style-name="P68"><text:span text:style-name="T50">0</text:span></text:p></draw:text-box></draw:frame><draw:frame draw:style-name="gr363" draw:text-style-name="P69" svg:width="0.821cm" svg:height="0.664cm" svg:x="8.317cm" svg:y="2.881cm"><draw:text-box><text:p text:style-name="P68"><text:span text:style-name="T52">–</text:span><text:span text:style-name="T50">1</text:span></text:p></draw:text-box></draw:frame><draw:frame draw:style-name="gr364" draw:text-style-name="P69" svg:width="0.999cm" svg:height="0.664cm" svg:x="2.646cm" svg:y="2.881cm"><draw:text-box><text:p text:style-name="P68"><text:span text:style-name="T51">–</text:span><text:span text:style-name="T51">10</text:span></text:p></draw:text-box></draw:frame><draw:frame draw:style-name="gr365" draw:text-style-name="P69" svg:width="0.77cm" svg:height="0.664cm" svg:x="8.216cm" svg:y="0.881cm"><draw:text-box><text:p text:style-name="P68"><text:span text:style-name="T50"><text:s/></text:span><text:span text:style-name="T50">1</text:span></text:p></draw:text-box></draw:frame></draw:g></text:p>
      <text:p text:style-name="P55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able:table table:name="Tableau1" table:style-name="Tableau1">
        <table:table-column table:style-name="Tableau1.A" table:number-columns-repeated="5"/>
        <table:table-header-rows>
          <table:table-row table:style-name="Tableau1.1">
            <table:table-cell table:style-name="Tableau1.A1" office:value-type="string">
              <text:p text:style-name="P37">.....</text:p>
            </table:table-cell>
            <table:table-cell table:style-name="Tableau1.A1" office:value-type="string">
              <text:p text:style-name="P37">......</text:p>
            </table:table-cell>
            <table:table-cell table:style-name="Tableau1.A1" office:value-type="string">
              <text:p text:style-name="P37">......</text:p>
            </table:table-cell>
            <table:table-cell table:style-name="Tableau1.A1" office:value-type="string">
              <text:p text:style-name="P37">......</text:p>
            </table:table-cell>
            <table:table-cell table:style-name="Tableau1.E1" office:value-type="string">
              <text:p text:style-name="P37">......</text:p>
            </table:table-cell>
          </table:table-row>
        </table:table-header-rows>
      </table:table>
      <text:list xml:id="list152061226710692" text:continue-numbering="true" text:style-name="Num_5f_Exo">
        <text:list-item>
          <text:h text:style-name="P50" text:outline-level="1"> Indique par un trait de couleur la graduation correspondant à la température.</text:h>
        </text:list-item>
      </text:list>
      <text:p text:style-name="_5f_Paragraphe_20_livret"><draw:g text:anchor-type="paragraph" draw:z-index="18" draw:name="Forme6" draw:style-name="gr1"><draw:rect draw:style-name="gr2" draw:text-style-name="P64" svg:width="1.502cm" svg:height="4.5cm" svg:x="1.902cm" svg:y="0.101cm"><text:p/></draw:rect><draw:rect draw:style-name="gr3" draw:text-style-name="P64" svg:width="1.5cm" svg:height="4.5cm" svg:x="0.016cm" svg:y="0.101cm"><text:p/></draw:rect><draw:rect draw:style-name="gr4" draw:text-style-name="P65" svg:width="0.2cm" svg:height="3.802cm" svg:x="0.316cm" svg:y="0.35cm"><text:p/></draw:rect><draw:ellipse draw:style-name="gr5" draw:text-style-name="P66" svg:width="0.403cm" svg:height="0.401cm" svg:x="0.214cm" svg:y="4.001cm"><text:p/></draw:ellipse><draw:line draw:style-name="gr6" draw:text-style-name="P67" svg:x1="0.566cm" svg:y1="2.202cm" svg:x2="0.966cm" svg:y2="2.202cm"><text:p/></draw:line><draw:line draw:style-name="gr7" draw:text-style-name="P67" svg:x1="0.566cm" svg:y1="1.202cm" svg:x2="0.966cm" svg:y2="1.202cm"><text:p/></draw:line><draw:line draw:style-name="gr8" draw:text-style-name="P67" svg:x1="0.566cm" svg:y1="3.199cm" svg:x2="0.966cm" svg:y2="3.199cm"><text:p/></draw:line><draw:line draw:style-name="gr9" draw:text-style-name="P67" svg:x1="0.566cm" svg:y1="2.001cm" svg:x2="0.816cm" svg:y2="2.001cm"><text:p/></draw:line><draw:line draw:style-name="gr10" draw:text-style-name="P67" svg:x1="0.566cm" svg:y1="1.801cm" svg:x2="0.816cm" svg:y2="1.801cm"><text:p/></draw:line><draw:line draw:style-name="gr11" draw:text-style-name="P67" svg:x1="0.566cm" svg:y1="1.6cm" svg:x2="0.816cm" svg:y2="1.6cm"><text:p/></draw:line><draw:line draw:style-name="gr12" draw:text-style-name="P67" svg:x1="0.566cm" svg:y1="1.4cm" svg:x2="0.816cm" svg:y2="1.4cm"><text:p/></draw:line><draw:line draw:style-name="gr13" draw:text-style-name="P67" svg:x1="0.566cm" svg:y1="1.001cm" svg:x2="0.816cm" svg:y2="1.001cm"><text:p/></draw:line><draw:line draw:style-name="gr14" draw:text-style-name="P67" svg:x1="0.566cm" svg:y1="0.8cm" svg:x2="0.816cm" svg:y2="0.8cm"><text:p/></draw:line><draw:line draw:style-name="gr15" draw:text-style-name="P67" svg:x1="0.566cm" svg:y1="0.599cm" svg:x2="0.816cm" svg:y2="0.599cm"><text:p/></draw:line><draw:line draw:style-name="gr16" draw:text-style-name="P67" svg:x1="0.566cm" svg:y1="0.401cm" svg:x2="0.816cm" svg:y2="0.401cm"><text:p/></draw:line><draw:line draw:style-name="gr17" draw:text-style-name="P67" svg:x1="0.566cm" svg:y1="2.4cm" svg:x2="0.816cm" svg:y2="2.4cm"><text:p/></draw:line><draw:line draw:style-name="gr18" draw:text-style-name="P67" svg:x1="0.566cm" svg:y1="2.6cm" svg:x2="0.816cm" svg:y2="2.6cm"><text:p/></draw:line><draw:line draw:style-name="gr19" draw:text-style-name="P67" svg:x1="0.566cm" svg:y1="2.802cm" svg:x2="0.816cm" svg:y2="2.802cm"><text:p/></draw:line><draw:line draw:style-name="gr20" draw:text-style-name="P67" svg:x1="0.566cm" svg:y1="3.001cm" svg:x2="0.816cm" svg:y2="3.001cm"><text:p/></draw:line><draw:line draw:style-name="gr21" draw:text-style-name="P67" svg:x1="0.566cm" svg:y1="3.4cm" svg:x2="0.816cm" svg:y2="3.4cm"><text:p/></draw:line><draw:line draw:style-name="gr22" draw:text-style-name="P67" svg:x1="0.566cm" svg:y1="3.601cm" svg:x2="0.816cm" svg:y2="3.601cm"><text:p/></draw:line><draw:line draw:style-name="gr23" draw:text-style-name="P67" svg:x1="0.566cm" svg:y1="3.802cm" svg:x2="0.816cm" svg:y2="3.802cm"><text:p/></draw:line><draw:line draw:style-name="gr24" draw:text-style-name="P67" svg:x1="0.566cm" svg:y1="1.899cm" svg:x2="0.816cm" svg:y2="1.899cm"><text:p/></draw:line><draw:line draw:style-name="gr25" draw:text-style-name="P67" svg:x1="0.566cm" svg:y1="1.701cm" svg:x2="0.816cm" svg:y2="1.701cm"><text:p/></draw:line><draw:line draw:style-name="gr26" draw:text-style-name="P67" svg:x1="0.566cm" svg:y1="1.502cm" svg:x2="0.816cm" svg:y2="1.502cm"><text:p/></draw:line><draw:line draw:style-name="gr27" draw:text-style-name="P67" svg:x1="0.566cm" svg:y1="1.3cm" svg:x2="0.816cm" svg:y2="1.3cm"><text:p/></draw:line><draw:line draw:style-name="gr28" draw:text-style-name="P67" svg:x1="0.566cm" svg:y1="1.1cm" svg:x2="0.816cm" svg:y2="1.1cm"><text:p/></draw:line><draw:line draw:style-name="gr29" draw:text-style-name="P67" svg:x1="0.566cm" svg:y1="0.902cm" svg:x2="0.816cm" svg:y2="0.902cm"><text:p/></draw:line><draw:line draw:style-name="gr30" draw:text-style-name="P67" svg:x1="0.566cm" svg:y1="0.701cm" svg:x2="0.816cm" svg:y2="0.701cm"><text:p/></draw:line><draw:line draw:style-name="gr31" draw:text-style-name="P67" svg:x1="0.566cm" svg:y1="0.501cm" svg:x2="0.816cm" svg:y2="0.501cm"><text:p/></draw:line><draw:line draw:style-name="gr32" draw:text-style-name="P67" svg:x1="0.566cm" svg:y1="2.1cm" svg:x2="0.816cm" svg:y2="2.1cm"><text:p/></draw:line><draw:line draw:style-name="gr33" draw:text-style-name="P67" svg:x1="0.566cm" svg:y1="2.301cm" svg:x2="0.816cm" svg:y2="2.301cm"><text:p/></draw:line><draw:line draw:style-name="gr34" draw:text-style-name="P67" svg:x1="0.566cm" svg:y1="2.502cm" svg:x2="0.816cm" svg:y2="2.502cm"><text:p/></draw:line><draw:line draw:style-name="gr35" draw:text-style-name="P67" svg:x1="0.566cm" svg:y1="2.7cm" svg:x2="0.816cm" svg:y2="2.7cm"><text:p/></draw:line><draw:line draw:style-name="gr36" draw:text-style-name="P67" svg:x1="0.566cm" svg:y1="2.899cm" svg:x2="0.816cm" svg:y2="2.899cm"><text:p/></draw:line><draw:line draw:style-name="gr37" draw:text-style-name="P67" svg:x1="0.566cm" svg:y1="3.101cm" svg:x2="0.816cm" svg:y2="3.101cm"><text:p/></draw:line><draw:line draw:style-name="gr38" draw:text-style-name="P67" svg:x1="0.566cm" svg:y1="3.301cm" svg:x2="0.816cm" svg:y2="3.301cm"><text:p/></draw:line><draw:line draw:style-name="gr39" draw:text-style-name="P67" svg:x1="0.566cm" svg:y1="3.502cm" svg:x2="0.816cm" svg:y2="3.502cm"><text:p/></draw:line><draw:line draw:style-name="gr40" draw:text-style-name="P67" svg:x1="0.566cm" svg:y1="3.7cm" svg:x2="0.816cm" svg:y2="3.7cm"><text:p/></draw:line><draw:rect draw:style-name="gr41" draw:text-style-name="P64" svg:width="1.509cm" svg:height="4.5cm" svg:x="3.784cm" svg:y="0.101cm"><text:p/></draw:rect><draw:rect draw:style-name="gr42" draw:text-style-name="P65" svg:width="0.204cm" svg:height="3.802cm" svg:x="4.085cm" svg:y="0.35cm"><text:p/></draw:rect><draw:circle draw:style-name="gr43" draw:text-style-name="P66" svg:width="0.403cm" svg:height="0.403cm" svg:x="3.987cm" svg:y="3.999cm"><text:p/></draw:circle><draw:line draw:style-name="gr44" draw:text-style-name="P67" svg:x1="4.338cm" svg:y1="2.202cm" svg:x2="4.738cm" svg:y2="2.202cm"><text:p/></draw:line><draw:line draw:style-name="gr45" draw:text-style-name="P67" svg:x1="4.338cm" svg:y1="1.202cm" svg:x2="4.738cm" svg:y2="1.202cm"><text:p/></draw:line><draw:line draw:style-name="gr46" draw:text-style-name="P67" svg:x1="4.338cm" svg:y1="3.199cm" svg:x2="4.738cm" svg:y2="3.199cm"><text:p/></draw:line><draw:line draw:style-name="gr47" draw:text-style-name="P67" svg:x1="4.338cm" svg:y1="2.001cm" svg:x2="4.588cm" svg:y2="2.001cm"><text:p/></draw:line><draw:line draw:style-name="gr48" draw:text-style-name="P67" svg:x1="4.338cm" svg:y1="1.801cm" svg:x2="4.588cm" svg:y2="1.801cm"><text:p/></draw:line><draw:line draw:style-name="gr49" draw:text-style-name="P67" svg:x1="4.338cm" svg:y1="1.6cm" svg:x2="4.588cm" svg:y2="1.6cm"><text:p/></draw:line><draw:line draw:style-name="gr50" draw:text-style-name="P67" svg:x1="4.338cm" svg:y1="1.4cm" svg:x2="4.588cm" svg:y2="1.4cm"><text:p/></draw:line><draw:line draw:style-name="gr51" draw:text-style-name="P67" svg:x1="4.338cm" svg:y1="1.001cm" svg:x2="4.588cm" svg:y2="1.001cm"><text:p/></draw:line><draw:line draw:style-name="gr52" draw:text-style-name="P67" svg:x1="4.338cm" svg:y1="0.8cm" svg:x2="4.588cm" svg:y2="0.8cm"><text:p/></draw:line><draw:line draw:style-name="gr53" draw:text-style-name="P67" svg:x1="4.338cm" svg:y1="0.599cm" svg:x2="4.588cm" svg:y2="0.599cm"><text:p/></draw:line><draw:line draw:style-name="gr54" draw:text-style-name="P67" svg:x1="4.338cm" svg:y1="0.401cm" svg:x2="4.588cm" svg:y2="0.401cm"><text:p/></draw:line><draw:line draw:style-name="gr55" draw:text-style-name="P67" svg:x1="4.338cm" svg:y1="2.4cm" svg:x2="4.588cm" svg:y2="2.4cm"><text:p/></draw:line><draw:line draw:style-name="gr56" draw:text-style-name="P67" svg:x1="4.338cm" svg:y1="2.6cm" svg:x2="4.588cm" svg:y2="2.6cm"><text:p/></draw:line><draw:line draw:style-name="gr57" draw:text-style-name="P67" svg:x1="4.338cm" svg:y1="2.802cm" svg:x2="4.588cm" svg:y2="2.802cm"><text:p/></draw:line><draw:line draw:style-name="gr58" draw:text-style-name="P67" svg:x1="4.338cm" svg:y1="3.001cm" svg:x2="4.588cm" svg:y2="3.001cm"><text:p/></draw:line><draw:line draw:style-name="gr59" draw:text-style-name="P67" svg:x1="4.338cm" svg:y1="3.4cm" svg:x2="4.588cm" svg:y2="3.4cm"><text:p/></draw:line><draw:line draw:style-name="gr60" draw:text-style-name="P67" svg:x1="4.338cm" svg:y1="3.601cm" svg:x2="4.588cm" svg:y2="3.601cm"><text:p/></draw:line><draw:line draw:style-name="gr61" draw:text-style-name="P67" svg:x1="4.338cm" svg:y1="3.802cm" svg:x2="4.588cm" svg:y2="3.802cm"><text:p/></draw:line><draw:line draw:style-name="gr62" draw:text-style-name="P67" svg:x1="4.338cm" svg:y1="1.899cm" svg:x2="4.588cm" svg:y2="1.899cm"><text:p/></draw:line><draw:line draw:style-name="gr63" draw:text-style-name="P67" svg:x1="4.338cm" svg:y1="1.701cm" svg:x2="4.588cm" svg:y2="1.701cm"><text:p/></draw:line><draw:line draw:style-name="gr64" draw:text-style-name="P67" svg:x1="4.338cm" svg:y1="1.502cm" svg:x2="4.588cm" svg:y2="1.502cm"><text:p/></draw:line><draw:line draw:style-name="gr65" draw:text-style-name="P67" svg:x1="4.338cm" svg:y1="1.3cm" svg:x2="4.588cm" svg:y2="1.3cm"><text:p/></draw:line><draw:line draw:style-name="gr66" draw:text-style-name="P67" svg:x1="4.338cm" svg:y1="1.1cm" svg:x2="4.588cm" svg:y2="1.1cm"><text:p/></draw:line><draw:line draw:style-name="gr67" draw:text-style-name="P67" svg:x1="4.338cm" svg:y1="0.902cm" svg:x2="4.588cm" svg:y2="0.902cm"><text:p/></draw:line><draw:line draw:style-name="gr68" draw:text-style-name="P67" svg:x1="4.338cm" svg:y1="0.701cm" svg:x2="4.588cm" svg:y2="0.701cm"><text:p/></draw:line><draw:line draw:style-name="gr69" draw:text-style-name="P67" svg:x1="4.338cm" svg:y1="0.501cm" svg:x2="4.588cm" svg:y2="0.501cm"><text:p/></draw:line><draw:line draw:style-name="gr70" draw:text-style-name="P67" svg:x1="4.338cm" svg:y1="2.1cm" svg:x2="4.588cm" svg:y2="2.1cm"><text:p/></draw:line><draw:line draw:style-name="gr71" draw:text-style-name="P67" svg:x1="4.338cm" svg:y1="2.301cm" svg:x2="4.588cm" svg:y2="2.301cm"><text:p/></draw:line><draw:line draw:style-name="gr72" draw:text-style-name="P67" svg:x1="4.338cm" svg:y1="2.502cm" svg:x2="4.588cm" svg:y2="2.502cm"><text:p/></draw:line><draw:line draw:style-name="gr73" draw:text-style-name="P67" svg:x1="4.338cm" svg:y1="2.7cm" svg:x2="4.588cm" svg:y2="2.7cm"><text:p/></draw:line><draw:line draw:style-name="gr74" draw:text-style-name="P67" svg:x1="4.338cm" svg:y1="2.899cm" svg:x2="4.588cm" svg:y2="2.899cm"><text:p/></draw:line><draw:line draw:style-name="gr75" draw:text-style-name="P67" svg:x1="4.338cm" svg:y1="3.101cm" svg:x2="4.588cm" svg:y2="3.101cm"><text:p/></draw:line><draw:line draw:style-name="gr76" draw:text-style-name="P67" svg:x1="4.338cm" svg:y1="3.301cm" svg:x2="4.588cm" svg:y2="3.301cm"><text:p/></draw:line><draw:line draw:style-name="gr77" draw:text-style-name="P67" svg:x1="4.338cm" svg:y1="3.502cm" svg:x2="4.588cm" svg:y2="3.502cm"><text:p/></draw:line><draw:line draw:style-name="gr78" draw:text-style-name="P67" svg:x1="4.338cm" svg:y1="3.7cm" svg:x2="4.588cm" svg:y2="3.7cm"><text:p/></draw:line><draw:rect draw:style-name="gr79" draw:text-style-name="P64" svg:width="1.504cm" svg:height="4.5cm" svg:x="5.666cm" svg:y="0.101cm"><text:p/></draw:rect><draw:rect draw:style-name="gr80" draw:text-style-name="P65" svg:width="0.205cm" svg:height="3.802cm" svg:x="5.966cm" svg:y="0.35cm"><text:p/></draw:rect><draw:circle draw:style-name="gr81" draw:text-style-name="P66" svg:width="0.401cm" svg:height="0.401cm" svg:x="5.867cm" svg:y="4.001cm"><text:p/></draw:circle><draw:line draw:style-name="gr82" draw:text-style-name="P67" svg:x1="6.215cm" svg:y1="2.202cm" svg:x2="6.615cm" svg:y2="2.202cm"><text:p/></draw:line><draw:line draw:style-name="gr83" draw:text-style-name="P67" svg:x1="6.215cm" svg:y1="1.202cm" svg:x2="6.615cm" svg:y2="1.202cm"><text:p/></draw:line><draw:line draw:style-name="gr84" draw:text-style-name="P67" svg:x1="6.215cm" svg:y1="3.199cm" svg:x2="6.615cm" svg:y2="3.199cm"><text:p/></draw:line><draw:line draw:style-name="gr85" draw:text-style-name="P67" svg:x1="6.215cm" svg:y1="2.001cm" svg:x2="6.465cm" svg:y2="2.001cm"><text:p/></draw:line><draw:line draw:style-name="gr86" draw:text-style-name="P67" svg:x1="6.215cm" svg:y1="1.801cm" svg:x2="6.465cm" svg:y2="1.801cm"><text:p/></draw:line><draw:line draw:style-name="gr87" draw:text-style-name="P67" svg:x1="6.215cm" svg:y1="1.6cm" svg:x2="6.465cm" svg:y2="1.6cm"><text:p/></draw:line><draw:line draw:style-name="gr88" draw:text-style-name="P67" svg:x1="6.215cm" svg:y1="1.4cm" svg:x2="6.465cm" svg:y2="1.4cm"><text:p/></draw:line><draw:line draw:style-name="gr89" draw:text-style-name="P67" svg:x1="6.215cm" svg:y1="1.001cm" svg:x2="6.465cm" svg:y2="1.001cm"><text:p/></draw:line><draw:line draw:style-name="gr90" draw:text-style-name="P67" svg:x1="6.215cm" svg:y1="0.8cm" svg:x2="6.465cm" svg:y2="0.8cm"><text:p/></draw:line><draw:line draw:style-name="gr91" draw:text-style-name="P67" svg:x1="6.215cm" svg:y1="0.599cm" svg:x2="6.465cm" svg:y2="0.599cm"><text:p/></draw:line><draw:line draw:style-name="gr92" draw:text-style-name="P67" svg:x1="6.215cm" svg:y1="0.401cm" svg:x2="6.465cm" svg:y2="0.401cm"><text:p/></draw:line><draw:line draw:style-name="gr93" draw:text-style-name="P67" svg:x1="6.215cm" svg:y1="2.4cm" svg:x2="6.465cm" svg:y2="2.4cm"><text:p/></draw:line><draw:line draw:style-name="gr94" draw:text-style-name="P67" svg:x1="6.215cm" svg:y1="2.6cm" svg:x2="6.465cm" svg:y2="2.6cm"><text:p/></draw:line><draw:line draw:style-name="gr95" draw:text-style-name="P67" svg:x1="6.215cm" svg:y1="2.802cm" svg:x2="6.465cm" svg:y2="2.802cm"><text:p/></draw:line><draw:line draw:style-name="gr96" draw:text-style-name="P67" svg:x1="6.215cm" svg:y1="3.001cm" svg:x2="6.465cm" svg:y2="3.001cm"><text:p/></draw:line><draw:line draw:style-name="gr97" draw:text-style-name="P67" svg:x1="6.215cm" svg:y1="3.4cm" svg:x2="6.465cm" svg:y2="3.4cm"><text:p/></draw:line><draw:line draw:style-name="gr98" draw:text-style-name="P67" svg:x1="6.215cm" svg:y1="3.601cm" svg:x2="6.465cm" svg:y2="3.601cm"><text:p/></draw:line><draw:line draw:style-name="gr99" draw:text-style-name="P67" svg:x1="6.215cm" svg:y1="3.802cm" svg:x2="6.465cm" svg:y2="3.802cm"><text:p/></draw:line><draw:line draw:style-name="gr100" draw:text-style-name="P67" svg:x1="6.215cm" svg:y1="1.899cm" svg:x2="6.465cm" svg:y2="1.899cm"><text:p/></draw:line><draw:line draw:style-name="gr101" draw:text-style-name="P67" svg:x1="6.215cm" svg:y1="1.701cm" svg:x2="6.465cm" svg:y2="1.701cm"><text:p/></draw:line><draw:line draw:style-name="gr102" draw:text-style-name="P67" svg:x1="6.215cm" svg:y1="1.502cm" svg:x2="6.465cm" svg:y2="1.502cm"><text:p/></draw:line><draw:line draw:style-name="gr103" draw:text-style-name="P67" svg:x1="6.215cm" svg:y1="1.3cm" svg:x2="6.465cm" svg:y2="1.3cm"><text:p/></draw:line><draw:line draw:style-name="gr104" draw:text-style-name="P67" svg:x1="6.215cm" svg:y1="1.1cm" svg:x2="6.465cm" svg:y2="1.1cm"><text:p/></draw:line><draw:line draw:style-name="gr105" draw:text-style-name="P67" svg:x1="6.215cm" svg:y1="0.902cm" svg:x2="6.465cm" svg:y2="0.902cm"><text:p/></draw:line><draw:line draw:style-name="gr106" draw:text-style-name="P67" svg:x1="6.215cm" svg:y1="0.701cm" svg:x2="6.465cm" svg:y2="0.701cm"><text:p/></draw:line><draw:line draw:style-name="gr107" draw:text-style-name="P67" svg:x1="6.215cm" svg:y1="0.501cm" svg:x2="6.465cm" svg:y2="0.501cm"><text:p/></draw:line><draw:line draw:style-name="gr108" draw:text-style-name="P67" svg:x1="6.215cm" svg:y1="2.1cm" svg:x2="6.465cm" svg:y2="2.1cm"><text:p/></draw:line><draw:line draw:style-name="gr109" draw:text-style-name="P67" svg:x1="6.215cm" svg:y1="2.301cm" svg:x2="6.465cm" svg:y2="2.301cm"><text:p/></draw:line><draw:line draw:style-name="gr110" draw:text-style-name="P67" svg:x1="6.215cm" svg:y1="2.502cm" svg:x2="6.465cm" svg:y2="2.502cm"><text:p/></draw:line><draw:line draw:style-name="gr111" draw:text-style-name="P67" svg:x1="6.215cm" svg:y1="2.7cm" svg:x2="6.465cm" svg:y2="2.7cm"><text:p/></draw:line><draw:line draw:style-name="gr112" draw:text-style-name="P67" svg:x1="6.215cm" svg:y1="2.899cm" svg:x2="6.465cm" svg:y2="2.899cm"><text:p/></draw:line><draw:line draw:style-name="gr113" draw:text-style-name="P67" svg:x1="6.215cm" svg:y1="3.101cm" svg:x2="6.465cm" svg:y2="3.101cm"><text:p/></draw:line><draw:line draw:style-name="gr114" draw:text-style-name="P67" svg:x1="6.215cm" svg:y1="3.301cm" svg:x2="6.465cm" svg:y2="3.301cm"><text:p/></draw:line><draw:line draw:style-name="gr115" draw:text-style-name="P67" svg:x1="6.215cm" svg:y1="3.502cm" svg:x2="6.465cm" svg:y2="3.502cm"><text:p/></draw:line><draw:line draw:style-name="gr116" draw:text-style-name="P67" svg:x1="6.215cm" svg:y1="3.7cm" svg:x2="6.465cm" svg:y2="3.7cm"><text:p/></draw:line><draw:rect draw:style-name="gr117" draw:text-style-name="P65" svg:width="0.2cm" svg:height="3.802cm" svg:x="2.203cm" svg:y="0.35cm"><text:p/></draw:rect><draw:ellipse draw:style-name="gr118" draw:text-style-name="P66" svg:width="0.405cm" svg:height="0.401cm" svg:x="2.103cm" svg:y="4.001cm"><text:p/></draw:ellipse><draw:line draw:style-name="gr119" draw:text-style-name="P67" svg:x1="2.453cm" svg:y1="2.202cm" svg:x2="2.852cm" svg:y2="2.202cm"><text:p/></draw:line><draw:line draw:style-name="gr120" draw:text-style-name="P67" svg:x1="2.453cm" svg:y1="1.202cm" svg:x2="2.852cm" svg:y2="1.202cm"><text:p/></draw:line><draw:line draw:style-name="gr121" draw:text-style-name="P67" svg:x1="2.453cm" svg:y1="3.199cm" svg:x2="2.852cm" svg:y2="3.199cm"><text:p/></draw:line><draw:line draw:style-name="gr122" draw:text-style-name="P67" svg:x1="2.453cm" svg:y1="2.001cm" svg:x2="2.702cm" svg:y2="2.001cm"><text:p/></draw:line><draw:line draw:style-name="gr123" draw:text-style-name="P67" svg:x1="2.453cm" svg:y1="1.801cm" svg:x2="2.702cm" svg:y2="1.801cm"><text:p/></draw:line><draw:line draw:style-name="gr124" draw:text-style-name="P67" svg:x1="2.453cm" svg:y1="1.6cm" svg:x2="2.702cm" svg:y2="1.6cm"><text:p/></draw:line><draw:line draw:style-name="gr125" draw:text-style-name="P67" svg:x1="2.453cm" svg:y1="1.4cm" svg:x2="2.702cm" svg:y2="1.4cm"><text:p/></draw:line><draw:line draw:style-name="gr126" draw:text-style-name="P67" svg:x1="2.453cm" svg:y1="1.001cm" svg:x2="2.702cm" svg:y2="1.001cm"><text:p/></draw:line><draw:line draw:style-name="gr127" draw:text-style-name="P67" svg:x1="2.453cm" svg:y1="0.8cm" svg:x2="2.702cm" svg:y2="0.8cm"><text:p/></draw:line><draw:line draw:style-name="gr128" draw:text-style-name="P67" svg:x1="2.453cm" svg:y1="0.599cm" svg:x2="2.702cm" svg:y2="0.599cm"><text:p/></draw:line><draw:line draw:style-name="gr129" draw:text-style-name="P67" svg:x1="2.453cm" svg:y1="0.401cm" svg:x2="2.702cm" svg:y2="0.401cm"><text:p/></draw:line><draw:line draw:style-name="gr130" draw:text-style-name="P67" svg:x1="2.453cm" svg:y1="2.4cm" svg:x2="2.702cm" svg:y2="2.4cm"><text:p/></draw:line><draw:line draw:style-name="gr131" draw:text-style-name="P67" svg:x1="2.453cm" svg:y1="2.6cm" svg:x2="2.702cm" svg:y2="2.6cm"><text:p/></draw:line><draw:line draw:style-name="gr132" draw:text-style-name="P67" svg:x1="2.453cm" svg:y1="2.802cm" svg:x2="2.702cm" svg:y2="2.802cm"><text:p/></draw:line><draw:line draw:style-name="gr133" draw:text-style-name="P67" svg:x1="2.453cm" svg:y1="3.001cm" svg:x2="2.702cm" svg:y2="3.001cm"><text:p/></draw:line><draw:line draw:style-name="gr134" draw:text-style-name="P67" svg:x1="2.453cm" svg:y1="3.4cm" svg:x2="2.702cm" svg:y2="3.4cm"><text:p/></draw:line><draw:line draw:style-name="gr135" draw:text-style-name="P67" svg:x1="2.453cm" svg:y1="3.601cm" svg:x2="2.702cm" svg:y2="3.601cm"><text:p/></draw:line><draw:line draw:style-name="gr136" draw:text-style-name="P67" svg:x1="2.453cm" svg:y1="3.802cm" svg:x2="2.702cm" svg:y2="3.802cm"><text:p/></draw:line><draw:rect draw:style-name="gr137" draw:text-style-name="P64" svg:width="1.495cm" svg:height="4.5cm" svg:x="7.53cm" svg:y="0.101cm"><text:p/></draw:rect><draw:rect draw:style-name="gr138" draw:text-style-name="P65" svg:width="0.2cm" svg:height="3.802cm" svg:x="7.828cm" svg:y="0.35cm"><text:p/></draw:rect><draw:circle draw:style-name="gr139" draw:text-style-name="P66" svg:width="0.403cm" svg:height="0.403cm" svg:x="7.724cm" svg:y="3.999cm"><text:p/></draw:circle><draw:line draw:style-name="gr140" draw:text-style-name="P67" svg:x1="8.074cm" svg:y1="2.202cm" svg:x2="8.473cm" svg:y2="2.202cm"><text:p/></draw:line><draw:line draw:style-name="gr141" draw:text-style-name="P67" svg:x1="8.074cm" svg:y1="1.202cm" svg:x2="8.473cm" svg:y2="1.202cm"><text:p/></draw:line><draw:line draw:style-name="gr142" draw:text-style-name="P67" svg:x1="8.074cm" svg:y1="3.199cm" svg:x2="8.473cm" svg:y2="3.199cm"><text:p/></draw:line><draw:line draw:style-name="gr143" draw:text-style-name="P67" svg:x1="8.074cm" svg:y1="2.001cm" svg:x2="8.323cm" svg:y2="2.001cm"><text:p/></draw:line><draw:line draw:style-name="gr144" draw:text-style-name="P67" svg:x1="8.074cm" svg:y1="1.801cm" svg:x2="8.323cm" svg:y2="1.801cm"><text:p/></draw:line><draw:line draw:style-name="gr145" draw:text-style-name="P67" svg:x1="8.074cm" svg:y1="1.6cm" svg:x2="8.323cm" svg:y2="1.6cm"><text:p/></draw:line><draw:line draw:style-name="gr146" draw:text-style-name="P67" svg:x1="8.074cm" svg:y1="1.4cm" svg:x2="8.323cm" svg:y2="1.4cm"><text:p/></draw:line><draw:line draw:style-name="gr147" draw:text-style-name="P67" svg:x1="8.074cm" svg:y1="1.001cm" svg:x2="8.323cm" svg:y2="1.001cm"><text:p/></draw:line><draw:line draw:style-name="gr148" draw:text-style-name="P67" svg:x1="8.074cm" svg:y1="0.8cm" svg:x2="8.323cm" svg:y2="0.8cm"><text:p/></draw:line><draw:line draw:style-name="gr149" draw:text-style-name="P67" svg:x1="8.074cm" svg:y1="0.599cm" svg:x2="8.323cm" svg:y2="0.599cm"><text:p/></draw:line><draw:line draw:style-name="gr150" draw:text-style-name="P67" svg:x1="8.074cm" svg:y1="0.401cm" svg:x2="8.323cm" svg:y2="0.401cm"><text:p/></draw:line><draw:line draw:style-name="gr151" draw:text-style-name="P67" svg:x1="8.074cm" svg:y1="2.4cm" svg:x2="8.323cm" svg:y2="2.4cm"><text:p/></draw:line><draw:line draw:style-name="gr152" draw:text-style-name="P67" svg:x1="8.074cm" svg:y1="2.6cm" svg:x2="8.323cm" svg:y2="2.6cm"><text:p/></draw:line><draw:line draw:style-name="gr153" draw:text-style-name="P67" svg:x1="8.074cm" svg:y1="2.802cm" svg:x2="8.323cm" svg:y2="2.802cm"><text:p/></draw:line><draw:line draw:style-name="gr154" draw:text-style-name="P67" svg:x1="8.074cm" svg:y1="3.001cm" svg:x2="8.323cm" svg:y2="3.001cm"><text:p/></draw:line><draw:line draw:style-name="gr155" draw:text-style-name="P67" svg:x1="8.074cm" svg:y1="3.4cm" svg:x2="8.323cm" svg:y2="3.4cm"><text:p/></draw:line><draw:line draw:style-name="gr156" draw:text-style-name="P67" svg:x1="8.074cm" svg:y1="3.601cm" svg:x2="8.323cm" svg:y2="3.601cm"><text:p/></draw:line><draw:line draw:style-name="gr157" draw:text-style-name="P67" svg:x1="8.074cm" svg:y1="3.802cm" svg:x2="8.323cm" svg:y2="3.802cm"><text:p/></draw:line><draw:line draw:style-name="gr158" draw:text-style-name="P67" svg:x1="8.074cm" svg:y1="1.899cm" svg:x2="8.323cm" svg:y2="1.899cm"><text:p/></draw:line><draw:line draw:style-name="gr159" draw:text-style-name="P67" svg:x1="8.074cm" svg:y1="1.701cm" svg:x2="8.323cm" svg:y2="1.701cm"><text:p/></draw:line><draw:line draw:style-name="gr160" draw:text-style-name="P67" svg:x1="8.074cm" svg:y1="1.502cm" svg:x2="8.323cm" svg:y2="1.502cm"><text:p/></draw:line><draw:line draw:style-name="gr161" draw:text-style-name="P67" svg:x1="8.074cm" svg:y1="1.3cm" svg:x2="8.323cm" svg:y2="1.3cm"><text:p/></draw:line><draw:line draw:style-name="gr162" draw:text-style-name="P67" svg:x1="8.074cm" svg:y1="1.1cm" svg:x2="8.323cm" svg:y2="1.1cm"><text:p/></draw:line><draw:line draw:style-name="gr163" draw:text-style-name="P67" svg:x1="8.074cm" svg:y1="0.902cm" svg:x2="8.323cm" svg:y2="0.902cm"><text:p/></draw:line><draw:line draw:style-name="gr164" draw:text-style-name="P67" svg:x1="8.074cm" svg:y1="0.701cm" svg:x2="8.323cm" svg:y2="0.701cm"><text:p/></draw:line><draw:line draw:style-name="gr165" draw:text-style-name="P67" svg:x1="8.074cm" svg:y1="0.501cm" svg:x2="8.323cm" svg:y2="0.501cm"><text:p/></draw:line><draw:line draw:style-name="gr166" draw:text-style-name="P67" svg:x1="8.074cm" svg:y1="2.1cm" svg:x2="8.323cm" svg:y2="2.1cm"><text:p/></draw:line><draw:line draw:style-name="gr167" draw:text-style-name="P67" svg:x1="8.074cm" svg:y1="2.301cm" svg:x2="8.323cm" svg:y2="2.301cm"><text:p/></draw:line><draw:line draw:style-name="gr168" draw:text-style-name="P67" svg:x1="8.074cm" svg:y1="2.502cm" svg:x2="8.323cm" svg:y2="2.502cm"><text:p/></draw:line><draw:line draw:style-name="gr169" draw:text-style-name="P67" svg:x1="8.074cm" svg:y1="2.7cm" svg:x2="8.323cm" svg:y2="2.7cm"><text:p/></draw:line><draw:line draw:style-name="gr170" draw:text-style-name="P67" svg:x1="8.074cm" svg:y1="2.899cm" svg:x2="8.323cm" svg:y2="2.899cm"><text:p/></draw:line><draw:line draw:style-name="gr171" draw:text-style-name="P67" svg:x1="8.074cm" svg:y1="3.101cm" svg:x2="8.323cm" svg:y2="3.101cm"><text:p/></draw:line><draw:line draw:style-name="gr172" draw:text-style-name="P67" svg:x1="8.074cm" svg:y1="3.301cm" svg:x2="8.323cm" svg:y2="3.301cm"><text:p/></draw:line><draw:line draw:style-name="gr173" draw:text-style-name="P67" svg:x1="8.074cm" svg:y1="3.502cm" svg:x2="8.323cm" svg:y2="3.502cm"><text:p/></draw:line><draw:line draw:style-name="gr174" draw:text-style-name="P67" svg:x1="8.074cm" svg:y1="3.7cm" svg:x2="8.323cm" svg:y2="3.7cm"><text:p/></draw:line><draw:frame draw:style-name="gr175" draw:text-style-name="P69" svg:width="0.66cm" svg:height="0.662cm" svg:x="6.553cm" svg:y="1.904cm"><draw:text-box><text:p text:style-name="P68"><text:span text:style-name="T47">0</text:span></text:p></draw:text-box></draw:frame><draw:frame draw:style-name="gr176" draw:text-style-name="P69" svg:width="0.793cm" svg:height="0.662cm" svg:x="6.493cm" svg:y="2.904cm"><draw:text-box><text:p text:style-name="P68"><text:span text:style-name="T48">–</text:span><text:span text:style-name="T47">1</text:span></text:p></draw:text-box></draw:frame><draw:frame draw:style-name="gr177" draw:text-style-name="P69" svg:width="0.662cm" svg:height="0.662cm" svg:x="4.671cm" svg:y="1.893cm"><draw:text-box><text:p text:style-name="P68"><text:span text:style-name="T47">0</text:span></text:p></draw:text-box></draw:frame><draw:frame draw:style-name="gr178" draw:text-style-name="P69" svg:width="0.742cm" svg:height="0.664cm" svg:x="4.611cm" svg:y="0.9cm"><draw:text-box><text:p text:style-name="P68"><text:span text:style-name="T47"><text:s/></text:span><text:span text:style-name="T47">1</text:span></text:p></draw:text-box></draw:frame><draw:frame draw:style-name="gr179" draw:text-style-name="P69" svg:width="0.662cm" svg:height="0.662cm" svg:x="2.782cm" svg:y="1.897cm"><draw:text-box><text:p text:style-name="P68"><text:span text:style-name="T47">0</text:span></text:p></draw:text-box></draw:frame><draw:frame draw:style-name="gr180" draw:text-style-name="P69" svg:width="0.795cm" svg:height="0.662cm" svg:x="2.722cm" svg:y="2.897cm"><draw:text-box><text:p text:style-name="P68"><text:span text:style-name="T48">–</text:span><text:span text:style-name="T47">1</text:span></text:p></draw:text-box></draw:frame><draw:frame draw:style-name="gr181" draw:text-style-name="P69" svg:width="0.742cm" svg:height="0.662cm" svg:x="2.722cm" svg:y="0.904cm"><draw:text-box><text:p text:style-name="P68"><text:span text:style-name="T47"><text:s/></text:span><text:span text:style-name="T47">1</text:span></text:p></draw:text-box></draw:frame><draw:frame draw:style-name="gr182" draw:text-style-name="P69" svg:width="0.662cm" svg:height="0.662cm" svg:x="0.852cm" svg:y="1.893cm"><draw:text-box><text:p text:style-name="P68"><text:span text:style-name="T47">0</text:span></text:p></draw:text-box></draw:frame><draw:frame draw:style-name="gr183" draw:text-style-name="P70" svg:width="0.953cm" svg:height="0.662cm" svg:x="0.792cm" svg:y="2.893cm"><draw:text-box><text:p text:style-name="P68"><text:span text:style-name="T48">–</text:span><text:span text:style-name="T47">10</text:span></text:p></draw:text-box></draw:frame><draw:frame draw:style-name="gr184" draw:text-style-name="P69" svg:width="0.9cm" svg:height="0.664cm" svg:x="0.792cm" svg:y="0.9cm"><draw:text-box><text:p text:style-name="P68"><text:span text:style-name="T47"><text:s/></text:span><text:span text:style-name="T47">10</text:span></text:p></draw:text-box></draw:frame><draw:frame draw:style-name="gr185" draw:text-style-name="P69" svg:width="0.66cm" svg:height="0.662cm" svg:x="8.403cm" svg:y="1.897cm"><draw:text-box><text:p text:style-name="P68"><text:span text:style-name="T47">0</text:span></text:p></draw:text-box></draw:frame><draw:frame draw:style-name="gr186" draw:text-style-name="P69" svg:width="0.795cm" svg:height="0.662cm" svg:x="8.342cm" svg:y="2.897cm"><draw:text-box><text:p text:style-name="P68"><text:span text:style-name="T48">–</text:span><text:span text:style-name="T49">5</text:span></text:p></draw:text-box></draw:frame><draw:frame draw:style-name="gr187" draw:text-style-name="P69" svg:width="0.66cm" svg:height="0.662cm" svg:x="8.426cm" svg:y="0.904cm"><draw:text-box><text:p text:style-name="P68"><text:span text:style-name="T47">5</text:span></text:p></draw:text-box></draw:frame><draw:frame draw:style-name="gr188" draw:text-style-name="P69" svg:width="0.742cm" svg:height="0.664cm" svg:x="6.472cm" svg:y="0.9cm"><draw:text-box><text:p text:style-name="P68"><text:span text:style-name="T47"><text:s/></text:span><text:span text:style-name="T47">1</text:span></text:p></draw:text-box></draw:frame><draw:frame draw:style-name="gr189" draw:text-style-name="P69" svg:width="0.795cm" svg:height="0.662cm" svg:x="4.572cm" svg:y="2.897cm"><draw:text-box><text:p text:style-name="P68"><text:span text:style-name="T48">–</text:span><text:span text:style-name="T47">1</text:span></text:p></draw:text-box></draw:frame></draw:g></text:p>
      <text:p text:style-name="_5f_Paragraphe_20_livret"/>
      <text:p text:style-name="_5f_Paragraphe_20_livret"/>
      <text:p text:style-name="_5f_Paragraphe_20_livret"/>
      <text:p text:style-name="_5f_Paragraphe_20_livret"/>
      <text:p text:style-name="P54"/>
      <text:p text:style-name="_5f_Paragraphe_20_livret"/>
      <text:p text:style-name="_5f_Paragraphe_20_livret"/>
      <table:table table:name="Tableau2" table:style-name="Tableau2">
        <table:table-column table:style-name="Tableau2.A" table:number-columns-repeated="5"/>
        <table:table-header-rows>
          <table:table-row table:style-name="Tableau2.1">
            <table:table-cell table:style-name="Tableau2.A1" office:value-type="string">
              <text:p text:style-name="P30">17°C</text:p>
            </table:table-cell>
            <table:table-cell table:style-name="Tableau2.A1" office:value-type="string">
              <text:p text:style-name="P30"><text:span text:style-name="T22">−</text:span>1,2°C</text:p>
            </table:table-cell>
            <table:table-cell table:style-name="Tableau2.A1" office:value-type="string">
              <text:p text:style-name="P30"><text:span text:style-name="T22">−</text:span><text:span text:style-name="T17"> </text:span>0,5°C</text:p>
            </table:table-cell>
            <table:table-cell table:style-name="Tableau2.A1" office:value-type="string">
              <text:p text:style-name="P30">1,2°C</text:p>
            </table:table-cell>
            <table:table-cell table:style-name="Tableau2.E1" office:value-type="string">
              <text:p text:style-name="P30"><text:span text:style-name="T22">−</text:span>7,5°C</text:p>
            </table:table-cell>
          </table:table-row>
        </table:table-header-rows>
      </table:table>
      <text:list xml:id="list152059998325770" text:continue-numbering="true" text:style-name="Num_5f_Exo">
        <text:list-item>
          <text:h text:style-name="P61" text:outline-level="1"><text:span text:style-name="Bold_5f_niv1"><text:span text:style-name="T17"> </text:span></text:span><text:span text:style-name="Bold_5f_niv1">Histoire</text:span></text:h>
        </text:list-item>
      </text:list>
      <text:p text:style-name="P26"><draw:g text:anchor-type="as-char" svg:y="0cm" draw:z-index="6" draw:name="Forme7" draw:style-name="gr370"><draw:line draw:style-name="gr371" draw:text-style-name="P74" svg:x1="0cm" svg:y1="0.15cm" svg:x2="8.999cm" svg:y2="0.15cm"><text:p/></draw:line><draw:line draw:style-name="gr368" draw:text-style-name="P74" svg:x1="2.251cm" svg:y1="0cm" svg:x2="2.251cm" svg:y2="0.3cm"><text:p/></draw:line><draw:line draw:style-name="gr368" draw:text-style-name="P74" svg:x1="1.251cm" svg:y1="0cm" svg:x2="1.251cm" svg:y2="0.3cm"><text:p/></draw:line><draw:line draw:style-name="gr368" draw:text-style-name="P74" svg:x1="3.251cm" svg:y1="0cm" svg:x2="3.251cm" svg:y2="0.3cm"><text:p/></draw:line><draw:line draw:style-name="gr368" draw:text-style-name="P74" svg:x1="4.249cm" svg:y1="0cm" svg:x2="4.249cm" svg:y2="0.3cm"><text:p/></draw:line><draw:line draw:style-name="gr368" draw:text-style-name="P74" svg:x1="5.249cm" svg:y1="0cm" svg:x2="5.249cm" svg:y2="0.3cm"><text:p/></draw:line><draw:line draw:style-name="gr368" draw:text-style-name="P74" svg:x1="6.249cm" svg:y1="0cm" svg:x2="6.249cm" svg:y2="0.3cm"><text:p/></draw:line><draw:line draw:style-name="gr368" draw:text-style-name="P74" svg:x1="7.25cm" svg:y1="0cm" svg:x2="7.25cm" svg:y2="0.3cm"><text:p/></draw:line><draw:frame draw:style-name="gr372" draw:text-style-name="P75" svg:width="0.228cm" svg:height="0.414cm" svg:x="4.136cm" svg:y="0.349cm"><draw:text-box><text:p text:style-name="P72"><text:span text:style-name="T54">0</text:span></text:p></draw:text-box></draw:frame><draw:frame draw:style-name="gr373" draw:text-style-name="P75" svg:width="0.678cm" svg:height="0.414cm" svg:x="4.912cm" svg:y="0.349cm"><draw:text-box><text:p text:style-name="P72"><text:span text:style-name="T54">100</text:span></text:p></draw:text-box></draw:frame><draw:line draw:style-name="gr368" draw:text-style-name="P74" svg:x1="0.25cm" svg:y1="0cm" svg:x2="0.25cm" svg:y2="0.3cm"><text:p/></draw:line><draw:line draw:style-name="gr368" draw:text-style-name="P74" svg:x1="8.25cm" svg:y1="0cm" svg:x2="8.25cm" svg:y2="0.3cm"><text:p/></draw:line></draw:g></text:p>
      <text:p text:style-name="P27">Sur l’axe chronologique ci-dessus, place le plus précisément possible les évènements suivants.</text:p>
      <text:p text:style-name="P39"><text:span text:style-name="T39">T</text:span> : le temple de Jérusalem est détruit en 70 après J.-C. ;</text:p>
      <text:p text:style-name="P39"><text:span text:style-name="T39">J</text:span> : Jules César naît en <text:span text:style-name="T12">100 avant J.-C. ;</text:span></text:p>
      <text:p text:style-name="P39"><text:span text:style-name="T39">C</text:span> : <text:span text:style-name="T40">Constantin crée Constantinople en 324 après J.-C. ;</text:span></text:p>
      <text:p text:style-name="P39"><text:span text:style-name="T39">A</text:span> : Alexandre le Grand meurt en <text:span text:style-name="T12">32</text:span><text:span text:style-name="T30">3</text:span><text:span text:style-name="T12"> avant J.-C.</text:span></text:p>
      <text:list xml:id="list152061133271511" text:continue-numbering="true" text:style-name="Num_5f_Exo">
        <text:list-item>
          <text:h text:style-name="P50" text:outline-level="1"> <text:span text:style-name="T36">Entoure en bleu les nombres positifs et en rouge les nombres négatifs.</text:span>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p text:style-name="P34"><text:span text:style-name="_5f_Consigne"><text:span text:style-name="T27"></text:span></text:span><text:span text:style-name="_5f_Consigne"><text:span text:style-name="T34">12</text:span></text:span></text:p>
          </table:table-cell>
          <table:table-cell table:style-name="Tableau3.A1" office:value-type="string">
            <text:p text:style-name="P34"><text:span text:style-name="_5f_Consigne"><text:span text:style-name="T27"></text:span></text:span><text:span text:style-name="_5f_Consigne"><text:span text:style-name="T31">2</text:span></text:span></text:p>
          </table:table-cell>
          <table:table-cell table:style-name="Tableau3.A1" office:value-type="string">
            <text:p text:style-name="P35"><draw:frame draw:style-name="fr8" draw:name="Objet5" text:anchor-type="as-char" svg:width="0.873cm" svg:height="0.788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3.A1" office:value-type="string">
            <text:p text:style-name="P34"><text:span text:style-name="_5f_opensymbol"><text:span text:style-name="T21">─</text:span></text:span><text:span text:style-name="_5f_Consigne"><text:span text:style-name="T31">17</text:span></text:span></text:p>
          </table:table-cell>
          <table:table-cell table:style-name="Tableau3.A1" office:value-type="string">
            <text:p text:style-name="P34"><text:span text:style-name="_5f_Consigne"><text:span text:style-name="T27"></text:span></text:span><text:span text:style-name="_5f_Consigne"><text:span text:style-name="T34">34,2</text:span></text:span></text:p>
          </table:table-cell>
        </table:table-row>
        <table:table-row>
          <table:table-cell table:style-name="Tableau3.A1" office:value-type="string">
            <text:p text:style-name="P34"><text:span text:style-name="_5f_opensymbol"><text:span text:style-name="T21">─</text:span></text:span><text:span text:style-name="_5f_Consigne"><text:span text:style-name="T31">54,7</text:span></text:span></text:p>
          </table:table-cell>
          <table:table-cell table:style-name="Tableau3.A1" office:value-type="string">
            <text:p text:style-name="P34"><text:span text:style-name="_5f_opensymbol"><text:span text:style-name="T21">─</text:span></text:span><text:span text:style-name="_5f_Consigne"><text:span text:style-name="T28"><draw:frame draw:style-name="fr8" draw:name="Objet1" text:anchor-type="as-char" svg:width="0.873cm" svg:height="0.788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4"><text:span text:style-name="_5f_opensymbol"><text:span text:style-name="T21">─</text:span></text:span><text:span text:style-name="_5f_Consigne"><text:span text:style-name="T31">0,001</text:span></text:span></text:p>
          </table:table-cell>
          <table:table-cell table:style-name="Tableau3.A1" office:value-type="string">
            <text:p text:style-name="P35"><draw:frame draw:style-name="fr7" draw:name="Objet7" text:anchor-type="as-char" svg:width="0.873cm" svg:height="0.788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3.E2" office:value-type="float" office:value="100.2">
            <text:p text:style-name="P34"><text:span text:style-name="_5f_Consigne"><text:span text:style-name="T45">100,2</text:span></text:span></text:p>
          </table:table-cell>
        </table:table-row>
        <table:table-row>
          <table:table-cell table:style-name="Tableau3.E2" office:value-type="float" office:value="12.6">
            <text:p text:style-name="P34"><text:span text:style-name="_5f_Consigne"><text:span text:style-name="T45">12,6</text:span></text:span></text:p>
          </table:table-cell>
          <table:table-cell table:style-name="Tableau3.A1" office:value-type="string">
            <text:p text:style-name="P34"><text:span text:style-name="_5f_opensymbol"><text:span text:style-name="T21">─</text:span></text:span><text:span text:style-name="_5f_Consigne"><text:span text:style-name="T31">1,18</text:span></text:span></text:p>
          </table:table-cell>
          <table:table-cell table:style-name="Tableau3.E2" office:value-type="float" office:value="0.05">
            <text:p text:style-name="P35">0,05</text:p>
          </table:table-cell>
          <table:table-cell table:style-name="Tableau3.D3" office:value-type="float" office:value="48000">
            <text:p text:style-name="P34"><text:span text:style-name="_5f_Consigne"><text:span text:style-name="T45">48 000</text:span></text:span></text:p>
          </table:table-cell>
          <table:table-cell table:style-name="Tableau3.A1" office:value-type="string">
            <text:p text:style-name="P34"><text:span text:style-name="_5f_opensymbol"><text:span text:style-name="T21">─</text:span></text:span><text:span text:style-name="_5f_Consigne"><text:span text:style-name="T31">53,2</text:span></text:span></text:p>
          </table:table-cell>
        </table:table-row>
      </table:table>
      <text:list xml:id="list152061443212378" text:continue-numbering="true" text:style-name="Num_5f_Exo">
        <text:list-header>
          <text:p text:style-name="P56"><text:span text:style-name="_5f_Consigne"><text:span text:style-name="T9">Que dire du nombre 0 ?</text:span></text:span><text:span text:style-name="_5f_pointillés_20_gris"><text:span text:style-name="T18"><text:tab/></text:span></text:span></text:p>
        </text:list-header>
      </text:list>
      <text:p text:style-name="P28"><text:span text:style-name="_5f_pointillés_20_gris"><text:span text:style-name="T18"><text:tab/></text:span></text:span></text:p>
      <text:list xml:id="list152061421611359" text:continue-numbering="true" text:style-name="Num_5f_Exo">
        <text:list-item>
          <text:h text:style-name="P51" text:outline-level="1"><text:span text:style-name="_5f_Consigne"><text:span text:style-name="T10"> Complète avec le mot qui convient : </text:span></text:span><text:span text:style-name="T10"><draw:frame draw:style-name="fr3" draw:name="Cadre6" text:anchor-type="as-char" svg:y="-0.37cm" svg:width="1.559cm" svg:height="0.6cm" draw:z-index="10"><draw:text-box><text:p text:style-name="P38"><text:span text:style-name="_5f_Consigne"><text:span text:style-name="T41">positif</text:span></text:span></text:p></draw:text-box></draw:frame></text:span><text:span text:style-name="_5f_Consigne"><text:span text:style-name="T10"><text:s/></text:span></text:span></text:h>
        </text:list-item>
      </text:list>
      <text:p text:style-name="P46"><text:span text:style-name="T10"><draw:frame draw:style-name="fr4" draw:name="Cadre3" text:anchor-type="as-char" svg:y="-0.37cm" svg:width="1.78cm" svg:height="0.6cm" draw:z-index="11"><draw:text-box><text:p text:style-name="P38"><text:span text:style-name="_5f_Consigne"><text:span text:style-name="T41">négatif</text:span></text:span></text:p></draw:text-box></draw:frame></text:span><text:span text:style-name="_5f_Consigne"><text:span text:style-name="T10"><text:s/></text:span></text:span><text:span text:style-name="T10"><draw:frame draw:style-name="fr3" draw:name="Cadre4" text:anchor-type="as-char" svg:y="-0.37cm" svg:width="1.319cm" svg:height="0.603cm" draw:z-index="12"><draw:text-box><text:p text:style-name="P36"><text:span text:style-name="_5f_Consigne"><text:span text:style-name="T41">plus</text:span></text:span></text:p></draw:text-box></draw:frame></text:span><text:span text:style-name="_5f_Consigne"><text:span text:style-name="T10"><text:s/></text:span></text:span><text:span text:style-name="T10"><draw:frame draw:style-name="fr3" draw:name="Cadre5" text:anchor-type="as-char" svg:y="-0.37cm" svg:width="1.559cm" svg:height="0.6cm" draw:z-index="13"><draw:text-box><text:p text:style-name="P38"><text:span text:style-name="_5f_Consigne"><text:span text:style-name="T41">relatif</text:span></text:span><text:span text:style-name="_5f_Consigne"><text:span text:style-name="T42">s</text:span></text:span></text:p></draw:text-box></draw:frame></text:span><text:span text:style-name="_5f_Consigne"><text:span text:style-name="T10"><text:s/></text:span></text:span><text:span text:style-name="T10"><draw:frame draw:style-name="fr2" draw:name="Cadre7" text:anchor-type="as-char" svg:y="-0.37cm" svg:width="1.799cm" svg:height="0.6cm" draw:z-index="14"><draw:text-box><text:p text:style-name="P38"><text:span text:style-name="_5f_Consigne"><text:span text:style-name="T41">opposé</text:span></text:span></text:p></draw:text-box></draw:frame></text:span><text:span text:style-name="_5f_Consigne"><text:span text:style-name="T10"><text:s/></text:span></text:span><text:span text:style-name="T10"><draw:frame draw:style-name="fr1" draw:name="Cadre8" text:anchor-type="as-char" svg:y="-0.37cm" svg:width="1.589cm" svg:height="0.6cm" draw:z-index="15"><draw:text-box><text:p text:style-name="P38"><text:span text:style-name="_5f_Consigne"><text:span text:style-name="T41">moins</text:span></text:span></text:p></draw:text-box></draw:frame></text:span><text:span text:style-name="_5f_Consigne"><text:span text:style-name="T10">.</text:span></text:span></text:p>
      <text:p text:style-name="P47"><text:span text:style-name="_5f_Consigne"><text:span text:style-name="T23">−</text:span></text:span><text:span text:style-name="_5f_Consigne"><text:span text:style-name="T29">3 ; </text:span></text:span><text:span text:style-name="_5f_Consigne"><text:span text:style-name="T24"></text:span></text:span><text:span text:style-name="_5f_Consigne"><text:span text:style-name="T29">5 ; </text:span></text:span><text:span text:style-name="_5f_Consigne"><text:span text:style-name="T24">−</text:span></text:span><text:span text:style-name="_5f_Consigne"><text:span text:style-name="T29">9,3 ; 100,7 et 0 sont des nombres </text:span></text:span><text:span text:style-name="_5f_pointillés_20_gris"><text:span text:style-name="T14">........................</text:span></text:span><text:span text:style-name="_5f_Consigne"><text:span text:style-name="T29"> .</text:span></text:span></text:p>
      <text:p text:style-name="P45"><text:span text:style-name="T19">Le nombre </text:span><text:span text:style-name="T26"></text:span><text:span text:style-name="T19">5 est un nombre</text:span><text:span text:style-name="_5f_Consigne"><text:span text:style-name="T29"> </text:span></text:span><text:span text:style-name="_5f_pointillés_20_gris"><text:span text:style-name="T14">......................…</text:span></text:span><text:span text:style-name="T14"> </text:span><text:span text:style-name="_5f_Consigne"><text:span text:style-name="T29">.</text:span></text:span><text:span text:style-name="T19"><text:line-break/>Il peut aussi s’écrire sans le signe </text:span><text:span text:style-name="_5f_pointillés_20_gris"><text:span text:style-name="T14">......................…</text:span></text:span><text:span text:style-name="_5f_Consigne"><text:span text:style-name="T15"> </text:span></text:span><text:span text:style-name="T19">.</text:span></text:p>
      <text:p text:style-name="P45"><text:span text:style-name="T19">Le nombre </text:span><text:span text:style-name="T26">−</text:span><text:span text:style-name="T19">5 est un nombre </text:span><text:span text:style-name="_5f_pointillés_20_gris"><text:span text:style-name="T14">......................…</text:span></text:span><text:span text:style-name="_5f_Consigne"><text:span text:style-name="T15"> </text:span></text:span><text:span text:style-name="T19">. On ne peut pas supprimer le signe </text:span><text:span text:style-name="_5f_pointillés_20_gris"><text:span text:style-name="T14">.....................…</text:span></text:span><text:span text:style-name="T35"> </text:span><text:span text:style-name="T19">.</text:span></text:p>
      <text:p text:style-name="P45"><text:span text:style-name="T19">Le nombre 0 est à la fois </text:span><text:span text:style-name="_5f_pointillés_20_gris"><text:span text:style-name="T14">.................................…</text:span></text:span><text:span text:style-name="T35"> </text:span><text:span text:style-name="_5f_Consigne"><text:span text:style-name="T15"><text:line-break/></text:span></text:span><text:span text:style-name="T19">et</text:span><text:span text:style-name="_5f_Consigne"><text:span text:style-name="T29"> </text:span></text:span><text:span text:style-name="_5f_Consigne"><text:span text:style-name="T15">........................</text:span></text:span><text:span text:style-name="T19"> .</text:span></text:p>
      <text:p text:style-name="P45"><draw:g text:anchor-type="paragraph" draw:z-index="16" draw:name="Forme8" draw:style-name="gr366"><draw:line draw:style-name="gr367" draw:text-style-name="P71" svg:x1="8.285cm" svg:y1="0.006cm" svg:x2="8.295cm" svg:y2="11.006cm"><text:p/></draw:line><draw:line draw:style-name="gr368" draw:text-style-name="P71" svg:x1="8.195cm" svg:y1="1.554cm" svg:x2="8.385cm" svg:y2="1.554cm"><text:p/></draw:line><draw:line draw:style-name="gr368" draw:text-style-name="P71" svg:x1="8.195cm" svg:y1="2.556cm" svg:x2="8.385cm" svg:y2="2.556cm"><text:p/></draw:line><draw:line draw:style-name="gr368" draw:text-style-name="P71" svg:x1="8.195cm" svg:y1="4.558cm" svg:x2="8.385cm" svg:y2="4.558cm"><text:p/></draw:line><draw:line draw:style-name="gr368" draw:text-style-name="P71" svg:x1="8.195cm" svg:y1="3.556cm" svg:x2="8.385cm" svg:y2="3.556cm"><text:p/></draw:line><draw:line draw:style-name="gr368" draw:text-style-name="P71" svg:x1="8.195cm" svg:y1="0.554cm" svg:x2="8.385cm" svg:y2="0.554cm"><text:p/></draw:line><draw:frame draw:style-name="gr369" draw:text-style-name="P73" svg:width="0.23cm" svg:height="0.459cm" svg:x="7.886cm" svg:y="4.307cm"><draw:text-box><text:p text:style-name="P72"><text:span text:style-name="T53">0</text:span></text:p></draw:text-box></draw:frame><draw:line draw:style-name="gr368" draw:text-style-name="P71" svg:x1="8.195cm" svg:y1="6.556cm" svg:x2="8.385cm" svg:y2="6.556cm"><text:p/></draw:line><draw:line draw:style-name="gr368" draw:text-style-name="P71" svg:x1="8.195cm" svg:y1="7.553cm" svg:x2="8.385cm" svg:y2="7.553cm"><text:p/></draw:line><draw:line draw:style-name="gr368" draw:text-style-name="P71" svg:x1="8.195cm" svg:y1="9.564cm" svg:x2="8.385cm" svg:y2="9.564cm"><text:p/></draw:line><draw:line draw:style-name="gr368" draw:text-style-name="P71" svg:x1="8.195cm" svg:y1="8.562cm" svg:x2="8.385cm" svg:y2="8.562cm"><text:p/></draw:line><draw:line draw:style-name="gr368" draw:text-style-name="P71" svg:x1="8.195cm" svg:y1="5.558cm" svg:x2="8.385cm" svg:y2="5.558cm"><text:p/></draw:line><draw:line draw:style-name="gr368" draw:text-style-name="P71" svg:x1="8.195cm" svg:y1="10.557cm" svg:x2="8.385cm" svg:y2="10.557cm"><text:p/></draw:line></draw:g><text:span text:style-name="_5f_Consigne"><text:span text:style-name="T23">−</text:span></text:span><text:span text:style-name="_5f_Consigne"><text:span text:style-name="T29">2,7 est </text:span></text:span><text:span text:style-name="_5f_Consigne"><text:span text:style-name="T15">........................</text:span></text:span><text:span text:style-name="_5f_Consigne"><text:span text:style-name="T29"> de </text:span></text:span><text:span text:style-name="_5f_Consigne"><text:span text:style-name="T24"></text:span></text:span><text:span text:style-name="_5f_Consigne"><text:span text:style-name="T29">2,7.</text:span></text:span></text:p>
      <text:list xml:id="list152060814273142" text:continue-numbering="true" text:style-name="Num_5f_Exo">
        <text:list-item>
          <text:h text:style-name="P62" text:outline-level="1"><text:span text:style-name="Bold_5f_niv1"><text:span text:style-name="T17"> </text:span></text:span><text:span text:style-name="Bold_5f_niv1">Hauteurs et profondeurs</text:span></text:h>
        </text:list-item>
      </text:list>
      <text:p text:style-name="P41">L’axe ci-contre est gradué pour que 2 cm correspondent à 100 m.</text:p>
      <text:p text:style-name="P42">Place, le mieux possible, les hauteurs et profondeurs suivantes.</text:p>
      <text:p text:style-name="P43"><text:span text:style-name="T39">M</text:span> : 200 m est environ la hauteur de la tour Montparnasse à Paris.</text:p>
      <text:p text:style-name="P40"><text:span text:style-name="T39">C</text:span> : <text:span text:style-name="T37">Carlos Coste, Vénézuélien, a établi en septembre 2005 un nouveau record mondial en apnée avec une plongée à 105 m.</text:span></text:p>
      <text:p text:style-name="P44"><text:span text:style-name="T39">T</text:span> : dans le golfe Saint-Laurent (Québec), la fosse marine de Tadoussac a une profondeur de 200 m.</text:p>
      <text:p text:style-name="P43"><text:span text:style-name="T39">B</text:span> : la butte Montmartre domine tout Paris de ses 130 m.</text:p>
      <text:p text:style-name="P43"><text:span text:style-name="T39">R</text:span> : <text:span text:style-name="T38">la profondeur de la rade de Villefranche-sur-Mer est d’environ 280 m.</text:span></text:p>
      <text:list xml:id="list152061157766069" text:continue-numbering="true" text:style-name="Num_5f_Exo">
        <text:list-item>
          <text:h text:style-name="P63" text:outline-level="1"><text:span text:style-name="Bold_5f_niv1"><text:span text:style-name="T17"> </text:span></text:span><text:span text:style-name="Bold_5f_niv1">À l</text:span><text:span text:style-name="Bold_5f_niv1"><text:span text:style-name="T39">’oppo</text:span></text:span><text:span text:style-name="Bold_5f_niv1">sé</text:span></text:h>
        </text:list-item>
      </text:list>
      <text:p text:style-name="P48"><text:span text:style-name="_5f_Consigne"><text:span text:style-name="T43">a.</text:span></text:span><text:span text:style-name="_5f_Consigne"><text:span text:style-name="T11"> </text:span></text:span><text:span text:style-name="_5f_Consigne"><text:span text:style-name="T10">Complète le tableau suivant.</text:span></text:span></text:p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header-rows>
          <table:table-row>
            <table:table-cell table:style-name="Tableau4.A1" office:value-type="string">
              <text:p text:style-name="P31">Nombre</text:p>
            </table:table-cell>
            <table:table-cell table:style-name="Tableau4.B1" office:value-type="float" office:value="2.5">
              <text:p text:style-name="P32">2,5</text:p>
            </table:table-cell>
            <table:table-cell table:style-name="Tableau4.F1" office:value-type="string">
              <text:p text:style-name="P32"/>
            </table:table-cell>
            <table:table-cell table:style-name="Tableau4.D1" office:value-type="float" office:value="0">
              <text:p text:style-name="P32">0</text:p>
            </table:table-cell>
            <table:table-cell table:style-name="Tableau4.F1" office:value-type="string">
              <text:p text:style-name="P33"><text:span text:style-name="_5f_opensymbol"><text:span text:style-name="T20">─</text:span></text:span><text:span text:style-name="T44">5</text:span></text:p>
            </table:table-cell>
            <table:table-cell table:style-name="Tableau4.F1" office:value-type="string">
              <text:p text:style-name="P32"/>
            </table:table-cell>
            <table:table-cell table:style-name="Tableau4.G1" office:value-type="float" office:value="7">
              <text:p text:style-name="P32">7</text:p>
            </table:table-cell>
          </table:table-row>
        </table:table-header-rows>
        <table:table-row>
          <table:table-cell table:style-name="Tableau4.A2" office:value-type="string">
            <text:p text:style-name="P31">Opposé</text:p>
          </table:table-cell>
          <table:table-cell table:style-name="Tableau4.E2" office:value-type="string">
            <text:p text:style-name="P32"/>
          </table:table-cell>
          <table:table-cell table:style-name="Tableau4.C2" office:value-type="string">
            <text:p text:style-name="P33"><text:span text:style-name="_5f_opensymbol"><text:span text:style-name="T20">─</text:span></text:span><text:span text:style-name="T44">2,7</text:span></text:p>
          </table:table-cell>
          <table:table-cell table:style-name="Tableau4.E2" office:value-type="string">
            <text:p text:style-name="P32"/>
          </table:table-cell>
          <table:table-cell table:style-name="Tableau4.E2" office:value-type="string">
            <text:p text:style-name="P32"/>
          </table:table-cell>
          <table:table-cell table:style-name="Tableau4.F2" office:value-type="float" office:value="1">
            <text:p text:style-name="P32">1</text:p>
          </table:table-cell>
          <table:table-cell table:style-name="Tableau4.G2" office:value-type="string">
            <text:p text:style-name="P32"/>
          </table:table-cell>
        </table:table-row>
      </table:table>
      <text:p text:style-name="P48"><text:span text:style-name="_5f_Consigne"><text:span text:style-name="T43">b.</text:span></text:span><text:span text:style-name="_5f_Consigne"><text:span text:style-name="T11"> </text:span></text:span><text:span text:style-name="T32">Pour le nombre 1,78, puis pour le nombre </text:span><text:span text:style-name="T25">−</text:span><text:span text:style-name="T32">37, écris une phrase en utilisant le mot </text:span><text:span text:style-name="T33">opposé</text:span><text:span text:style-name="T32">.</text:span></text:p>
      <text:list xml:id="list2165715145" text:style-name="L1">
        <text:list-item>
          <text:p text:style-name="P52"><text:span text:style-name="_5f_pointillés_20_gris"><text:span text:style-name="T16"><text:tab/></text:span></text:span></text:p>
        </text:list-item>
      </text:list>
      <text:p text:style-name="P29"><text:span text:style-name="_5f_pointillés_20_gris"><text:span text:style-name="T18"><text:tab/></text:span></text:span></text:p>
      <text:list xml:id="list152060524203169" text:continue-numbering="true" text:style-name="L1">
        <text:list-item>
          <text:p text:style-name="P53"><text:span text:style-name="_5f_pointillés_20_gris"><text:span text:style-name="T16"><text:tab/></text:span></text:span></text:p>
        </text:list-item>
      </text:list>
      <text:p text:style-name="P29"><text:span text:style-name="_5f_pointillés_20_gris"><text:span text:style-name="T18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Tahoma2" svg:font-family="Tahoma"/>
    <style:font-face style:name="Bitstream Vera Sans1" svg:font-family="'Bitstream Vera Sans'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8" svg:font-family="'Bitstream Vera Sans'" style:font-pitch="variable"/>
    <style:font-face style:name="Lucida Sans Unicode" svg:font-family="'Lucida Sans Unicode'" style:font-pitch="variable"/>
    <style:font-face style:name="Mangal2" svg:font-family="Mangal" style:font-pitch="variable"/>
    <style:font-face style:name="SimSun2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OpenSymbol4" svg:font-family="OpenSymbol" style:font-adornments="Roman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loext:contextual-spacing="false" style:line-height-at-least="0.6cm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7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7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loext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style:font-name="Bitstream Vera Sans7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2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7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7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7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7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correction" style:display-name="_correction" style:family="text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7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7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7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en-tête_5f_exemple_5f_jaune" style:display-name="_en-tête_exemple_jaune" style:family="text">
      <style:text-properties style:use-window-font-color="true" style:font-name="Bitstream Vera Sans3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Exemple_5f_variable" style:display-name="Exemple_variable" style:family="text" style:parent-style-name="Exemple_5f_bold">
      <style:text-properties fo:color="#4d4d4d" style:font-name="Times New Roman2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Exemple_5f_bold" style:display-name="Exemple_bold" style:family="text">
      <style:text-properties fo:color="#4d4d4d" style:font-name="Bitstream Vera Sans2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_5f_taille12" style:display-name="_taille12" style:family="text">
      <style:text-properties style:font-name="Times New Roman2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467047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3" fo:font-size="16pt" fo:font-style="normal" fo:text-shadow="none" fo:font-weight="bold" officeooo:rsid="001f37b8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style="normal" fo:font-weight="bold" officeooo:rsid="00467047" style:font-size-asian="20pt" style:font-style-asian="normal" style:font-weight-asian="bold" style:font-size-complex="20pt" style:font-style-complex="normal" style:font-weight-complex="bold"/>
    </style:style>
    <style:style style:name="MT8" style:family="text">
      <style:text-properties fo:text-transform="uppercase" fo:color="#808080" style:font-name="Bitstream Vera Sans2" fo:font-size="9pt" officeooo:rsid="0026b667" fo:background-color="transparent" loext:char-shading-value="0"/>
    </style:style>
    <style:style style:name="MT9" style:family="text">
      <style:text-properties fo:text-transform="uppercase" fo:color="#808080" style:font-name="Bitstream Vera Sans2" fo:font-size="9pt" officeooo:rsid="0048cdf9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1_20__28_une_20_colonne_29__20_paire_20__28_G_29_" style:display-name="_Fiche éditeur série 1 (une colonne) paire (G)" style:page-layout-name="Mpm18" style:next-style-name="_5f_Fiche_20_éditeur_20_série_20_1_20__28_une_20_colonne_29__20__20_impaire_20__28_D_29_">
      <style:header>
        <text:p text:style-name="Entête_20_couleur"><text:span text:style-name="MT1">Série 1 :</text:span> <text:span text:style-name="MT1">Priorités opératoires</text:span></text:p>
      </style:header>
      <style:footer>
        <text:p text:style-name="MP24">Priorités, distributivité : Chapitre N1 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style:next-style-name="_5f_Fiche_20_éditeur_20_série_20_1_20__28_une_20_colonne_29__20_paire_20__28_G_29_">
      <style:header>
        <text:p text:style-name="Entête_20_couleur">Série 1 : Priorités opératoires</text:p>
      </style:header>
      <style:footer>
        <text:p text:style-name="MP25">Chapitre N1 : Priorité, distributivité</text:p>
      </style:footer>
    </style:master-page>
    <style:master-page style:name="_5f_Fiche_20_éditeur_20_série_20_2_20_une_20_colonne_20_impaire_20__28_G_29_" style:display-name="_Fiche éditeur série 2 une colonne impaire (G)" style:page-layout-name="Mpm20">
      <style:header>
        <text:p text:style-name="MP26"><draw:path text:anchor-type="paragraph" draw:z-index="2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4" draw:name="Forme3" draw:style-name="Mgr3" draw:text-style-name="MP28" svg:x1="13.734cm" svg:y1="0.36cm" svg:x2="20.497cm" svg:y2="0.36cm"><text:p/></draw:line><text:span text:style-name="MT6">D</text:span><text:span text:style-name="MT7">écouvrir de nouveaux nombres</text:span></text:p>
      </style:header>
      <style:footer>
        <text:p text:style-name="MP30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31"><draw:g text:anchor-type="paragraph" draw:z-index="5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</text:page-number></text:p></draw:text-box></draw:frame><text:p text:style-name="MP33">Nombres <text:span text:style-name="MT8">r</text:span><text:span text:style-name="MT9">elatifs</text:span> • A<text:span text:style-name="MT9">2</text:span></text:p></draw:text-box></draw:frame></text:p>
      </style:footer>
    </style:master-page>
    <style:master-page style:name="First_20_Page" style:display-name="First Page" style:page-layout-name="Mpm21" style:next-style-name="Standard"/>
    <style:master-page style:name="Envelope" style:page-layout-name="Mpm22"/>
    <style:master-page style:name="Index" style:page-layout-name="Mpm21"/>
    <style:master-page style:name="Footnote" style:page-layout-name="Mpm23"/>
    <style:master-page style:name="Landscape" style:page-layout-name="Mpm2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3T15:20:58.716000000</dc:date>
    <meta:editing-duration>PT9H19M18S</meta:editing-duration>
    <meta:editing-cycles>72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5" meta:image-count="0" meta:object-count="3" meta:page-count="2" meta:paragraph-count="117" meta:word-count="541" meta:character-count="3221" meta:non-whitespace-character-count="2377"/>
  </office:meta>
</office:document-meta>
</file>

<file path=Object 1/content.xml><?xml version="1.0" encoding="utf-8"?>
<math xmlns="http://www.w3.org/1998/Math/MathML" display="block">
  <semantics>
    <mfrac>
      <mstyle mathsize="9pt">
        <mn>12</mn>
      </mstyle>
      <mstyle mathsize="9pt">
        <mn>154</mn>
      </mstyle>
    </mfrac>
    <annotation encoding="StarMath 5.0">size 9 {12}over size 9 {154}
</annotation>
  </semantics>
</math>
</file>

<file path=Object 2/content.xml><?xml version="1.0" encoding="utf-8"?>
<math xmlns="http://www.w3.org/1998/Math/MathML" display="block">
  <semantics>
    <mfrac>
      <mstyle mathsize="9pt">
        <mn>128</mn>
      </mstyle>
      <mstyle mathsize="9pt">
        <mn>15</mn>
      </mstyle>
    </mfrac>
    <annotation encoding="StarMath 5.0">size 9 {128}over size 9 {15}</annotation>
  </semantics>
</math>
</file>

<file path=Object 3/content.xml><?xml version="1.0" encoding="utf-8"?>
<math xmlns="http://www.w3.org/1998/Math/MathML" display="block">
  <semantics>
    <mfrac>
      <mstyle mathsize="9pt">
        <mn>5</mn>
      </mstyle>
      <mstyle mathsize="9pt">
        <mn>100</mn>
      </mstyle>
    </mfrac>
    <annotation encoding="StarMath 5.0">size 9 {5}over size 9 {100}
</annotation>
  </semantics>
</math>
</file>